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861320" table:style-name="ce5">
            <text:p>7.861.320</text:p>
          </table:table-cell>
          <table:table-cell office:value-type="float" office:value="1305500" table:style-name="ce5">
            <text:p>1.305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1498070" table:style-name="ce6">
            <text:p>11.498.070</text:p>
          </table:table-cell>
          <table:table-cell office:value-type="float" office:value="11093092" table:style-name="ce6">
            <text:p>11.093.092</text:p>
          </table:table-cell>
          <table:table-cell office:value-type="percentage" office:value="0.9647786106711822" table:style-name="ce7">
            <text:p>96,5%</text:p>
          </table:table-cell>
          <table:table-cell office:value-type="float" office:value="6273663" table:style-name="ce5">
            <text:p>6.273.663</text:p>
          </table:table-cell>
          <table:table-cell office:value-type="float" office:value="5126322" table:style-name="ce5">
            <text:p>5.126.322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345815" table:style-name="ce5">
            <text:p>1.345.815</text:p>
          </table:table-cell>
          <table:table-cell office:value-type="float" office:value="203700" table:style-name="ce5">
            <text:p>203.7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1899915" table:style-name="ce6">
            <text:p>1.899.915</text:p>
          </table:table-cell>
          <table:table-cell office:value-type="float" office:value="1768134" table:style-name="ce6">
            <text:p>1.768.134</text:p>
          </table:table-cell>
          <table:table-cell office:value-type="percentage" office:value="0.93063847593181803" table:style-name="ce7">
            <text:p>93,1%</text:p>
          </table:table-cell>
          <table:table-cell office:value-type="float" office:value="980325" table:style-name="ce5">
            <text:p>980.325</text:p>
          </table:table-cell>
          <table:table-cell office:value-type="float" office:value="885070" table:style-name="ce5">
            <text:p>885.070</text:p>
          </table:table-cell>
          <table:table-cell office:value-type="date" office:date-value="2021-08-14T00:00:00" table:style-name="ce8">
            <text:p>1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089005" table:style-name="ce5">
            <text:p>1.089.005</text:p>
          </table:table-cell>
          <table:table-cell office:value-type="float" office:value="148800" table:style-name="ce5">
            <text:p>148.8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523405" table:style-name="ce6">
            <text:p>1.523.405</text:p>
          </table:table-cell>
          <table:table-cell office:value-type="float" office:value="1500677" table:style-name="ce6">
            <text:p>1.500.677</text:p>
          </table:table-cell>
          <table:table-cell office:value-type="percentage" office:value="0.98508078941581523" table:style-name="ce7">
            <text:p>98,5%</text:p>
          </table:table-cell>
          <table:table-cell office:value-type="float" office:value="820629" table:style-name="ce5">
            <text:p>820.629</text:p>
          </table:table-cell>
          <table:table-cell office:value-type="float" office:value="729546" table:style-name="ce5">
            <text:p>729.546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107180" table:style-name="ce5">
            <text:p>1.107.180</text:p>
          </table:table-cell>
          <table:table-cell office:value-type="float" office:value="252300" table:style-name="ce5">
            <text:p>252.3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678280" table:style-name="ce6">
            <text:p>1.678.280</text:p>
          </table:table-cell>
          <table:table-cell office:value-type="float" office:value="1429406" table:style-name="ce6">
            <text:p>1.429.406</text:p>
          </table:table-cell>
          <table:table-cell office:value-type="percentage" office:value="0.85170889243749548" table:style-name="ce7">
            <text:p>85,2%</text:p>
          </table:table-cell>
          <table:table-cell office:value-type="float" office:value="800313" table:style-name="ce5">
            <text:p>800.313</text:p>
          </table:table-cell>
          <table:table-cell office:value-type="float" office:value="709838" table:style-name="ce5">
            <text:p>709.838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967910" table:style-name="ce5">
            <text:p>1.967.910</text:p>
          </table:table-cell>
          <table:table-cell office:value-type="float" office:value="443900" table:style-name="ce5">
            <text:p>443.9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049160" table:style-name="ce6">
            <text:p>3.049.160</text:p>
          </table:table-cell>
          <table:table-cell office:value-type="float" office:value="2762333" table:style-name="ce6">
            <text:p>2.762.333</text:p>
          </table:table-cell>
          <table:table-cell office:value-type="percentage" office:value="0.90593245352818486" table:style-name="ce7">
            <text:p>90,6%</text:p>
          </table:table-cell>
          <table:table-cell office:value-type="float" office:value="1573698" table:style-name="ce5">
            <text:p>1.573.698</text:p>
          </table:table-cell>
          <table:table-cell office:value-type="float" office:value="1330533" table:style-name="ce5">
            <text:p>1.330.533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93925" table:style-name="ce5">
            <text:p>593.925</text:p>
          </table:table-cell>
          <table:table-cell office:value-type="float" office:value="84600" table:style-name="ce5">
            <text:p>84.6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833675" table:style-name="ce6">
            <text:p>833.675</text:p>
          </table:table-cell>
          <table:table-cell office:value-type="float" office:value="765025" table:style-name="ce6">
            <text:p>765.025</text:p>
          </table:table-cell>
          <table:table-cell office:value-type="percentage" office:value="0.9176537619575974" table:style-name="ce7">
            <text:p>91,8%</text:p>
          </table:table-cell>
          <table:table-cell office:value-type="float" office:value="421564" table:style-name="ce5">
            <text:p>421.564</text:p>
          </table:table-cell>
          <table:table-cell office:value-type="float" office:value="373144" table:style-name="ce5">
            <text:p>373.144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478945" table:style-name="ce5">
            <text:p>2.478.945</text:p>
          </table:table-cell>
          <table:table-cell office:value-type="float" office:value="358300" table:style-name="ce5">
            <text:p>358.3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464495" table:style-name="ce6">
            <text:p>3.464.495</text:p>
          </table:table-cell>
          <table:table-cell office:value-type="float" office:value="3310930" table:style-name="ce6">
            <text:p>3.310.930</text:p>
          </table:table-cell>
          <table:table-cell office:value-type="percentage" office:value="0.95567463656319318" table:style-name="ce7">
            <text:p>95,6%</text:p>
          </table:table-cell>
          <table:table-cell office:value-type="float" office:value="1852723" table:style-name="ce5">
            <text:p>1.852.723</text:p>
          </table:table-cell>
          <table:table-cell office:value-type="float" office:value="1630378" table:style-name="ce5">
            <text:p>1.630.378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027475" table:style-name="ce5">
            <text:p>2.027.475</text:p>
          </table:table-cell>
          <table:table-cell office:value-type="float" office:value="330700" table:style-name="ce5">
            <text:p>330.7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2920450" table:style-name="ce6">
            <text:p>2.920.450</text:p>
          </table:table-cell>
          <table:table-cell office:value-type="float" office:value="2660882" table:style-name="ce6">
            <text:p>2.660.882</text:p>
          </table:table-cell>
          <table:table-cell office:value-type="percentage" office:value="0.91112054649112295" table:style-name="ce7">
            <text:p>91,1%</text:p>
          </table:table-cell>
          <table:table-cell office:value-type="float" office:value="1507318" table:style-name="ce5">
            <text:p>1.507.318</text:p>
          </table:table-cell>
          <table:table-cell office:value-type="float" office:value="1299758" table:style-name="ce5">
            <text:p>1.299.758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7720280" table:style-name="ce5">
            <text:p>7.720.280</text:p>
          </table:table-cell>
          <table:table-cell office:value-type="float" office:value="1320500" table:style-name="ce5">
            <text:p>1.320.5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1178380" table:style-name="ce6">
            <text:p>11.178.380</text:p>
          </table:table-cell>
          <table:table-cell office:value-type="float" office:value="9732061" table:style-name="ce6">
            <text:p>9.732.061</text:p>
          </table:table-cell>
          <table:table-cell office:value-type="percentage" office:value="0.87061461499787984" table:style-name="ce7">
            <text:p>87,1%</text:p>
          </table:table-cell>
          <table:table-cell office:value-type="float" office:value="5502813" table:style-name="ce5">
            <text:p>5.502.813</text:p>
          </table:table-cell>
          <table:table-cell office:value-type="float" office:value="4762903" table:style-name="ce5">
            <text:p>4.762.903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040550" table:style-name="ce5">
            <text:p>5.040.550</text:p>
          </table:table-cell>
          <table:table-cell office:value-type="float" office:value="871200" table:style-name="ce5">
            <text:p>871.2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7125800" table:style-name="ce6">
            <text:p>7.125.800</text:p>
          </table:table-cell>
          <table:table-cell office:value-type="float" office:value="6414146" table:style-name="ce6">
            <text:p>6.414.146</text:p>
          </table:table-cell>
          <table:table-cell office:value-type="percentage" office:value="0.90012995032136744" table:style-name="ce7">
            <text:p>90,0%</text:p>
          </table:table-cell>
          <table:table-cell office:value-type="float" office:value="3694063" table:style-name="ce5">
            <text:p>3.694.063</text:p>
          </table:table-cell>
          <table:table-cell office:value-type="float" office:value="3091441" table:style-name="ce5">
            <text:p>3.091.441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081745" table:style-name="ce5">
            <text:p>1.081.745</text:p>
          </table:table-cell>
          <table:table-cell office:value-type="float" office:value="160000" table:style-name="ce5">
            <text:p>160.0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521495" table:style-name="ce6">
            <text:p>1.521.495</text:p>
          </table:table-cell>
          <table:table-cell office:value-type="float" office:value="1479780" table:style-name="ce6">
            <text:p>1.479.780</text:p>
          </table:table-cell>
          <table:table-cell office:value-type="percentage" office:value="0.97258288722605069" table:style-name="ce7">
            <text:p>97,3%</text:p>
          </table:table-cell>
          <table:table-cell office:value-type="float" office:value="824996" table:style-name="ce5">
            <text:p>824.996</text:p>
          </table:table-cell>
          <table:table-cell office:value-type="float" office:value="728908" table:style-name="ce5">
            <text:p>728.908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792905" table:style-name="ce5">
            <text:p>2.792.905</text:p>
          </table:table-cell>
          <table:table-cell office:value-type="float" office:value="383500" table:style-name="ce5">
            <text:p>383.500</text:p>
          </table:table-cell>
          <table:table-cell office:value-type="float" office:value="595400" table:style-name="ce5">
            <text:p>595.400</text:p>
          </table:table-cell>
          <table:table-cell office:value-type="float" office:value="131800" table:style-name="ce5">
            <text:p>131.800</text:p>
          </table:table-cell>
          <table:table-cell office:value-type="float" office:value="3903605" table:style-name="ce6">
            <text:p>3.903.605</text:p>
          </table:table-cell>
          <table:table-cell office:value-type="float" office:value="3779122" table:style-name="ce6">
            <text:p>3.779.122</text:p>
          </table:table-cell>
          <table:table-cell office:value-type="percentage" office:value="0.96811075915724054" table:style-name="ce7">
            <text:p>96,8%</text:p>
          </table:table-cell>
          <table:table-cell office:value-type="float" office:value="2096876" table:style-name="ce5">
            <text:p>2.096.876</text:p>
          </table:table-cell>
          <table:table-cell office:value-type="float" office:value="1851425" table:style-name="ce5">
            <text:p>1.851.425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27665" table:style-name="ce5">
            <text:p>327.665</text:p>
          </table:table-cell>
          <table:table-cell office:value-type="float" office:value="49900" table:style-name="ce5">
            <text:p>49.9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54165" table:style-name="ce6">
            <text:p>454.165</text:p>
          </table:table-cell>
          <table:table-cell office:value-type="float" office:value="410770" table:style-name="ce6">
            <text:p>410.770</text:p>
          </table:table-cell>
          <table:table-cell office:value-type="percentage" office:value="0.90445102550835044" table:style-name="ce7">
            <text:p>90,4%</text:p>
          </table:table-cell>
          <table:table-cell office:value-type="float" office:value="234612" table:style-name="ce5">
            <text:p>234.612</text:p>
          </table:table-cell>
          <table:table-cell office:value-type="float" office:value="205099" table:style-name="ce5">
            <text:p>205.099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6784749" table:style-name="ce5">
            <text:p>6.784.749</text:p>
          </table:table-cell>
          <table:table-cell office:value-type="float" office:value="1262700" table:style-name="ce5">
            <text:p>1.262.7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9738299" table:style-name="ce6">
            <text:p>9.738.299</text:p>
          </table:table-cell>
          <table:table-cell office:value-type="float" office:value="8557518" table:style-name="ce6">
            <text:p>8.557.518</text:p>
          </table:table-cell>
          <table:table-cell office:value-type="percentage" office:value="0.87874874246518819" table:style-name="ce7">
            <text:p>87,9%</text:p>
          </table:table-cell>
          <table:table-cell office:value-type="float" office:value="4859968" table:style-name="ce5">
            <text:p>4.859.968</text:p>
          </table:table-cell>
          <table:table-cell office:value-type="float" office:value="4306622" table:style-name="ce5">
            <text:p>4.306.622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481945" table:style-name="ce5">
            <text:p>1.481.945</text:p>
          </table:table-cell>
          <table:table-cell office:value-type="float" office:value="304400" table:style-name="ce5">
            <text:p>304.4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2134345" table:style-name="ce6">
            <text:p>2.134.345</text:p>
          </table:table-cell>
          <table:table-cell office:value-type="float" office:value="1906556" table:style-name="ce6">
            <text:p>1.906.556</text:p>
          </table:table-cell>
          <table:table-cell office:value-type="percentage" office:value="0.89327451747491615" table:style-name="ce7">
            <text:p>89,3%</text:p>
          </table:table-cell>
          <table:table-cell office:value-type="float" office:value="1105096" table:style-name="ce5">
            <text:p>1.105.096</text:p>
          </table:table-cell>
          <table:table-cell office:value-type="float" office:value="865254" table:style-name="ce5">
            <text:p>865.254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653595" table:style-name="ce5">
            <text:p>653.595</text:p>
          </table:table-cell>
          <table:table-cell office:value-type="float" office:value="113800" table:style-name="ce5">
            <text:p>113.8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945845" table:style-name="ce6">
            <text:p>945.845</text:p>
          </table:table-cell>
          <table:table-cell office:value-type="float" office:value="868174" table:style-name="ce6">
            <text:p>868.174</text:p>
          </table:table-cell>
          <table:table-cell office:value-type="percentage" office:value="0.91788189396782771" table:style-name="ce7">
            <text:p>91,8%</text:p>
          </table:table-cell>
          <table:table-cell office:value-type="float" office:value="487838" table:style-name="ce5">
            <text:p>487.838</text:p>
          </table:table-cell>
          <table:table-cell office:value-type="float" office:value="430420" table:style-name="ce5">
            <text:p>430.420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234520" table:style-name="ce5">
            <text:p>2.234.520</text:p>
          </table:table-cell>
          <table:table-cell office:value-type="float" office:value="339300" table:style-name="ce5">
            <text:p>339.3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128870" table:style-name="ce6">
            <text:p>3.128.870</text:p>
          </table:table-cell>
          <table:table-cell office:value-type="float" office:value="2920353" table:style-name="ce6">
            <text:p>2.920.353</text:p>
          </table:table-cell>
          <table:table-cell office:value-type="percentage" office:value="0.93335709057902694" table:style-name="ce7">
            <text:p>93,3%</text:p>
          </table:table-cell>
          <table:table-cell office:value-type="float" office:value="1628479" table:style-name="ce5">
            <text:p>1.628.479</text:p>
          </table:table-cell>
          <table:table-cell office:value-type="float" office:value="1462718" table:style-name="ce5">
            <text:p>1.462.718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80370" table:style-name="ce5">
            <text:p>80.370</text:p>
          </table:table-cell>
          <table:table-cell office:value-type="float" office:value="18400" table:style-name="ce5">
            <text:p>18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21020" table:style-name="ce6">
            <text:p>121.020</text:p>
          </table:table-cell>
          <table:table-cell office:value-type="float" office:value="98783" table:style-name="ce6">
            <text:p>98.783</text:p>
          </table:table-cell>
          <table:table-cell office:value-type="percentage" office:value="0.81625351181622874" table:style-name="ce7">
            <text:p>81,6%</text:p>
          </table:table-cell>
          <table:table-cell office:value-type="float" office:value="55407" table:style-name="ce5">
            <text:p>55.407</text:p>
          </table:table-cell>
          <table:table-cell office:value-type="float" office:value="49372" table:style-name="ce5">
            <text:p>49.372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81540" table:style-name="ce5">
            <text:p>81.540</text:p>
          </table:table-cell>
          <table:table-cell office:value-type="float" office:value="19300" table:style-name="ce5">
            <text:p>19.3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21690" table:style-name="ce6">
            <text:p>121.690</text:p>
          </table:table-cell>
          <table:table-cell office:value-type="float" office:value="91429" table:style-name="ce6">
            <text:p>91.429</text:p>
          </table:table-cell>
          <table:table-cell office:value-type="percentage" office:value="0.75132714273974854" table:style-name="ce7">
            <text:p>75,1%</text:p>
          </table:table-cell>
          <table:table-cell office:value-type="float" office:value="52395" table:style-name="ce5">
            <text:p>52.395</text:p>
          </table:table-cell>
          <table:table-cell office:value-type="float" office:value="47147" table:style-name="ce5">
            <text:p>47.147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69376" table:style-name="ce6">
            <text:p>169.376</text:p>
          </table:table-cell>
          <table:table-cell office:value-type="percentage" office:value="0.79307761462391368" table:style-name="ce7">
            <text:p>79,3%</text:p>
          </table:table-cell>
          <table:table-cell office:value-type="float" office:value="91167" table:style-name="ce5">
            <text:p>91.167</text:p>
          </table:table-cell>
          <table:table-cell office:value-type="float" office:value="79392" table:style-name="ce5">
            <text:p>79.392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624" table:style-name="ce6">
            <text:p>4.624</text:p>
          </table:table-cell>
          <table:table-cell office:value-type="percentage" office:value="0.67111756168359937" table:style-name="ce7">
            <text:p>67,1%</text:p>
          </table:table-cell>
          <table:table-cell office:value-type="float" office:value="3535" table:style-name="ce5">
            <text:p>3.535</text:p>
          </table:table-cell>
          <table:table-cell office:value-type="float" office:value="3013" table:style-name="ce5">
            <text:p>3.013</text:p>
          </table:table-cell>
          <table:table-cell office:value-type="date" office:date-value="2021-08-13T00:00:00" table:style-name="ce8">
            <text:p>1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6800807" table:style-name="ce11">
            <text:p>46.800.807</text:p>
          </table:table-cell>
          <table:table-cell office:value-type="float" office:value="8033280" table:style-name="ce12">
            <text:p>8.033.280</text:p>
          </table:table-cell>
          <table:table-cell office:value-type="float" office:value="9979000" table:style-name="ce13">
            <text:p>9.979.0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67461422" table:style-name="ce15">
            <text:p>67.461.422</text:p>
          </table:table-cell>
          <table:table-cell office:value-type="float" office:value="61723171" table:style-name="ce15">
            <text:p>61.723.171</text:p>
          </table:table-cell>
          <table:table-cell office:value-type="percentage" office:value="0.9149402602275416" table:style-name="ce16">
            <text:p>91,5%</text:p>
          </table:table-cell>
          <table:table-cell office:value-type="float" office:value="34867478" table:style-name="ce15">
            <text:p>34.867.478</text:p>
          </table:table-cell>
          <table:table-cell office:value-type="float" office:value="29968303" table:style-name="ce15">
            <text:p>29.968.303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78899" table:style-name="ce23">
            <text:p>4.378.899</text:p>
          </table:table-cell>
          <table:table-cell office:value-type="percentage" office:value="0.94572995990003839" table:style-name="ce24">
            <text:p>94,6%</text:p>
          </table:table-cell>
          <table:table-cell office:value-type="float" office:value="4171880" table:style-name="ce23">
            <text:p>4.171.880</text:p>
          </table:table-cell>
          <table:table-cell office:value-type="percentage" office:value="0.90101916146222427" table:style-name="ce24">
            <text:p>90,1%</text:p>
          </table:table-cell>
          <table:table-cell office:value-type="date" office:date-value="2021-08-16T00:00:00" table:style-name="ce25">
            <text:p>1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32202" table:style-name="ce5">
            <text:p>732.202</text:p>
          </table:table-cell>
          <table:table-cell office:value-type="percentage" office:value="0.92997162590907589" table:style-name="ce26">
            <text:p>93,0%</text:p>
          </table:table-cell>
          <table:table-cell office:value-type="float" office:value="713200" table:style-name="ce5">
            <text:p>713.200</text:p>
          </table:table-cell>
          <table:table-cell office:value-type="percentage" office:value="0.90583713729046478" table:style-name="ce26">
            <text:p>90,6%</text:p>
          </table:table-cell>
          <table:table-cell office:value-type="date" office:date-value="2021-08-14T00:00:00" table:style-name="ce8">
            <text:p>1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5248" table:style-name="ce5">
            <text:p>645.248</text:p>
          </table:table-cell>
          <table:table-cell office:value-type="percentage" office:value="0.95399377555018372" table:style-name="ce26">
            <text:p>95,4%</text:p>
          </table:table-cell>
          <table:table-cell office:value-type="float" office:value="629779" table:style-name="ce5">
            <text:p>629.779</text:p>
          </table:table-cell>
          <table:table-cell office:value-type="percentage" office:value="0.93112298832730844" table:style-name="ce26">
            <text:p>93,1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42480" table:style-name="ce5">
            <text:p>542.480</text:p>
          </table:table-cell>
          <table:table-cell office:value-type="percentage" office:value="0.87601613543950985" table:style-name="ce26">
            <text:p>87,6%</text:p>
          </table:table-cell>
          <table:table-cell office:value-type="float" office:value="522762" table:style-name="ce5">
            <text:p>522.762</text:p>
          </table:table-cell>
          <table:table-cell office:value-type="percentage" office:value="0.84417480274780465" table:style-name="ce26">
            <text:p>84,4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81390" table:style-name="ce5">
            <text:p>1.081.390</text:p>
          </table:table-cell>
          <table:table-cell office:value-type="percentage" office:value="0.88762573925034582" table:style-name="ce26">
            <text:p>88,8%</text:p>
          </table:table-cell>
          <table:table-cell office:value-type="float" office:value="1040789" table:style-name="ce5">
            <text:p>1.040.789</text:p>
          </table:table-cell>
          <table:table-cell office:value-type="percentage" office:value="0.85429965648713979" table:style-name="ce26">
            <text:p>85,4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9554" table:style-name="ce5">
            <text:p>339.554</text:p>
          </table:table-cell>
          <table:table-cell office:value-type="percentage" office:value="0.94534308130049616" table:style-name="ce26">
            <text:p>94,5%</text:p>
          </table:table-cell>
          <table:table-cell office:value-type="float" office:value="332032" table:style-name="ce5">
            <text:p>332.032</text:p>
          </table:table-cell>
          <table:table-cell office:value-type="percentage" office:value="0.92440128512803954" table:style-name="ce26">
            <text:p>92,4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3262" table:style-name="ce5">
            <text:p>1.453.262</text:p>
          </table:table-cell>
          <table:table-cell office:value-type="percentage" office:value="0.9485289030508014" table:style-name="ce26">
            <text:p>94,9%</text:p>
          </table:table-cell>
          <table:table-cell office:value-type="float" office:value="1422940" table:style-name="ce5">
            <text:p>1.422.940</text:p>
          </table:table-cell>
          <table:table-cell office:value-type="percentage" office:value="0.92873805088628714" table:style-name="ce26">
            <text:p>92,9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76842" table:style-name="ce5">
            <text:p>1.076.842</text:p>
          </table:table-cell>
          <table:table-cell office:value-type="percentage" office:value="0.93571551464952873" table:style-name="ce26">
            <text:p>93,6%</text:p>
          </table:table-cell>
          <table:table-cell office:value-type="float" office:value="1033858" table:style-name="ce5">
            <text:p>1.033.858</text:p>
          </table:table-cell>
          <table:table-cell office:value-type="percentage" office:value="0.89836482097144477" table:style-name="ce26">
            <text:p>89,8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24808" table:style-name="ce5">
            <text:p>3.924.808</text:p>
          </table:table-cell>
          <table:table-cell office:value-type="percentage" office:value="0.90671386891903094" table:style-name="ce26">
            <text:p>90,7%</text:p>
          </table:table-cell>
          <table:table-cell office:value-type="float" office:value="3759570" table:style-name="ce5">
            <text:p>3.759.570</text:p>
          </table:table-cell>
          <table:table-cell office:value-type="percentage" office:value="0.86854038724236227" table:style-name="ce26">
            <text:p>86,9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25459" table:style-name="ce5">
            <text:p>2.725.459</text:p>
          </table:table-cell>
          <table:table-cell office:value-type="percentage" office:value="0.94012368909326283" table:style-name="ce26">
            <text:p>94,0%</text:p>
          </table:table-cell>
          <table:table-cell office:value-type="float" office:value="2658527" table:style-name="ce5">
            <text:p>2.658.527</text:p>
          </table:table-cell>
          <table:table-cell office:value-type="percentage" office:value="0.91703607017902111" table:style-name="ce26">
            <text:p>91,7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8714" table:style-name="ce5">
            <text:p>608.714</text:p>
          </table:table-cell>
          <table:table-cell office:value-type="percentage" office:value="0.97881612123083261" table:style-name="ce26">
            <text:p>97,9%</text:p>
          </table:table-cell>
          <table:table-cell office:value-type="float" office:value="598221" table:style-name="ce5">
            <text:p>598.221</text:p>
          </table:table-cell>
          <table:table-cell office:value-type="percentage" office:value="0.96194330811979001" table:style-name="ce26">
            <text:p>96,2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3573" table:style-name="ce5">
            <text:p>1.653.573</text:p>
          </table:table-cell>
          <table:table-cell office:value-type="percentage" office:value="0.96132320137015215" table:style-name="ce26">
            <text:p>96,1%</text:p>
          </table:table-cell>
          <table:table-cell office:value-type="float" office:value="1632021" table:style-name="ce5">
            <text:p>1.632.021</text:p>
          </table:table-cell>
          <table:table-cell office:value-type="percentage" office:value="0.94879370455572087" table:style-name="ce26">
            <text:p>94,9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9719" table:style-name="ce5">
            <text:p>179.719</text:p>
          </table:table-cell>
          <table:table-cell office:value-type="percentage" office:value="0.95260281669237412" table:style-name="ce26">
            <text:p>95,3%</text:p>
          </table:table-cell>
          <table:table-cell office:value-type="float" office:value="174239" table:style-name="ce5">
            <text:p>174.239</text:p>
          </table:table-cell>
          <table:table-cell office:value-type="percentage" office:value="0.92355600786596059" table:style-name="ce26">
            <text:p>92,4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70448" table:style-name="ce5">
            <text:p>3.470.448</text:p>
          </table:table-cell>
          <table:table-cell office:value-type="percentage" office:value="0.92984663530067413" table:style-name="ce26">
            <text:p>93,0%</text:p>
          </table:table-cell>
          <table:table-cell office:value-type="float" office:value="3384916" table:style-name="ce5">
            <text:p>3.384.916</text:p>
          </table:table-cell>
          <table:table-cell office:value-type="percentage" office:value="0.90692981233991021" table:style-name="ce26">
            <text:p>90,7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47305" table:style-name="ce5">
            <text:p>747.305</text:p>
          </table:table-cell>
          <table:table-cell office:value-type="percentage" office:value="0.94957127899648286" table:style-name="ce26">
            <text:p>95,0%</text:p>
          </table:table-cell>
          <table:table-cell office:value-type="float" office:value="695249" table:style-name="ce5">
            <text:p>695.249</text:p>
          </table:table-cell>
          <table:table-cell office:value-type="percentage" office:value="0.88342575273954504" table:style-name="ce26">
            <text:p>88,3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0821" table:style-name="ce5">
            <text:p>350.821</text:p>
          </table:table-cell>
          <table:table-cell office:value-type="percentage" office:value="0.93428194025001465" table:style-name="ce26">
            <text:p>93,4%</text:p>
          </table:table-cell>
          <table:table-cell office:value-type="float" office:value="342974" table:style-name="ce5">
            <text:p>342.974</text:p>
          </table:table-cell>
          <table:table-cell office:value-type="percentage" office:value="0.91338435890470793" table:style-name="ce26">
            <text:p>91,3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71710" table:style-name="ce5">
            <text:p>1.271.710</text:p>
          </table:table-cell>
          <table:table-cell office:value-type="percentage" office:value="0.9397381138879447" table:style-name="ce26">
            <text:p>94,0%</text:p>
          </table:table-cell>
          <table:table-cell office:value-type="float" office:value="1250532" table:style-name="ce5">
            <text:p>1.250.532</text:p>
          </table:table-cell>
          <table:table-cell office:value-type="percentage" office:value="0.92408849740626342" table:style-name="ce26">
            <text:p>92,4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343" table:style-name="ce5">
            <text:p>34.343</text:p>
          </table:table-cell>
          <table:table-cell office:value-type="percentage" office:value="0.88108676689414545" table:style-name="ce26">
            <text:p>88,1%</text:p>
          </table:table-cell>
          <table:table-cell office:value-type="float" office:value="32977" table:style-name="ce5">
            <text:p>32.977</text:p>
          </table:table-cell>
          <table:table-cell office:value-type="percentage" office:value="0.84604135666273284" table:style-name="ce26">
            <text:p>84,6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263" table:style-name="ce5">
            <text:p>31.263</text:p>
          </table:table-cell>
          <table:table-cell office:value-type="percentage" office:value="0.83983881799865678" table:style-name="ce26">
            <text:p>84,0%</text:p>
          </table:table-cell>
          <table:table-cell office:value-type="float" office:value="30358" table:style-name="ce5">
            <text:p>30.358</text:p>
          </table:table-cell>
          <table:table-cell office:value-type="percentage" office:value="0.81552719946272667" table:style-name="ce26">
            <text:p>81,6%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830" table:style-name="ce5">
            <text:p>34.830</text:p>
          </table:table-cell>
          <table:table-cell office:value-type="string" table:style-name="ce26">
            <text:p>-</text:p>
          </table:table-cell>
          <table:table-cell office:value-type="float" office:value="31545" table:style-name="ce5">
            <text:p>31.545</text:p>
          </table:table-cell>
          <table:table-cell office:value-type="string" table:style-name="ce26">
            <text:p>-</text:p>
          </table:table-cell>
          <table:table-cell office:value-type="date" office:date-value="2021-08-16T00:00:00" table:style-name="ce8">
            <text:p>1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537" table:style-name="ce5">
            <text:p>1.537</text:p>
          </table:table-cell>
          <table:table-cell office:value-type="string" table:style-name="ce26">
            <text:p>-</text:p>
          </table:table-cell>
          <table:table-cell office:value-type="float" office:value="1405" table:style-name="ce5">
            <text:p>1.405</text:p>
          </table:table-cell>
          <table:table-cell office:value-type="string" table:style-name="ce26">
            <text:p>-</text:p>
          </table:table-cell>
          <table:table-cell office:value-type="date" office:date-value="2021-08-13T00:00:00" table:style-name="ce8">
            <text:p>13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284407" table:style-name="ce15">
            <text:p>25.284.407</text:p>
          </table:table-cell>
          <table:table-cell office:value-type="percentage" office:value="0.93451786728448427" table:style-name="ce16">
            <text:p>93,5%</text:p>
          </table:table-cell>
          <table:table-cell office:value-type="float" office:value="24459774" table:style-name="ce15">
            <text:p>24.459.774</text:p>
          </table:table-cell>
          <table:table-cell office:value-type="percentage" office:value="0.9040392298993003" table:style-name="ce16">
            <text:p>90,4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933" table:style-name="ce35">
            <text:p>432.933</text:p>
          </table:table-cell>
          <table:table-cell office:value-type="percentage" office:value="1" table:style-name="ce36">
            <text:p>100,0%</text:p>
          </table:table-cell>
          <table:table-cell office:value-type="float" office:value="651093" table:style-name="ce35">
            <text:p>651.093</text:p>
          </table:table-cell>
          <table:table-cell office:value-type="percentage" office:value="1" table:style-name="ce36">
            <text:p>100,0%</text:p>
          </table:table-cell>
          <table:table-cell office:value-type="float" office:value="914885" table:style-name="ce35">
            <text:p>914.885</text:p>
          </table:table-cell>
          <table:table-cell office:value-type="percentage" office:value="0.99862249180535434" table:style-name="ce36">
            <text:p>99,9%</text:p>
          </table:table-cell>
          <table:table-cell office:value-type="float" office:value="1184959" table:style-name="ce35">
            <text:p>1.184.959</text:p>
          </table:table-cell>
          <table:table-cell office:value-type="percentage" office:value="0.93671093207148337" table:style-name="ce36">
            <text:p>93,7%</text:p>
          </table:table-cell>
          <table:table-cell office:value-type="float" office:value="1195029" table:style-name="ce35">
            <text:p>1.195.029</text:p>
          </table:table-cell>
          <table:table-cell office:value-type="percentage" office:value="0.86276580844609185" table:style-name="ce36">
            <text:p>86,3%</text:p>
          </table:table-cell>
          <table:table-cell office:value-type="float" office:value="850272" table:style-name="ce35">
            <text:p>850.272</text:p>
          </table:table-cell>
          <table:table-cell office:value-type="percentage" office:value="0.74571068489594527" table:style-name="ce36">
            <text:p>74,6%</text:p>
          </table:table-cell>
          <table:table-cell office:value-type="float" office:value="648688" table:style-name="ce35">
            <text:p>648.688</text:p>
          </table:table-cell>
          <table:table-cell office:value-type="percentage" office:value="0.69851142276282696" table:style-name="ce36">
            <text:p>69,9%</text:p>
          </table:table-cell>
          <table:table-cell office:value-type="float" office:value="395804" table:style-name="ce35">
            <text:p>395.804</text:p>
          </table:table-cell>
          <table:table-cell office:value-type="percentage" office:value="0.52570104939919537" table:style-name="ce36">
            <text:p>52,6%</text:p>
          </table:table-cell>
          <table:table-cell office:value-type="float" office:value="6273663" table:style-name="ce35">
            <text:p>6.273.66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4187923335759984" table:style-name="ce36">
            <text:p>8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989" table:style-name="ce38">
            <text:p>100.989</text:p>
          </table:table-cell>
          <table:table-cell office:value-type="percentage" office:value="1" table:style-name="ce39">
            <text:p>100,0%</text:p>
          </table:table-cell>
          <table:table-cell office:value-type="float" office:value="118753" table:style-name="ce38">
            <text:p>118.753</text:p>
          </table:table-cell>
          <table:table-cell office:value-type="percentage" office:value="0.99830187886175448" table:style-name="ce39">
            <text:p>99,8%</text:p>
          </table:table-cell>
          <table:table-cell office:value-type="float" office:value="152190" table:style-name="ce38">
            <text:p>152.190</text:p>
          </table:table-cell>
          <table:table-cell office:value-type="percentage" office:value="0.97328720254273604" table:style-name="ce39">
            <text:p>97,3%</text:p>
          </table:table-cell>
          <table:table-cell office:value-type="float" office:value="180787" table:style-name="ce38">
            <text:p>180.787</text:p>
          </table:table-cell>
          <table:table-cell office:value-type="percentage" office:value="0.91184065850927543" table:style-name="ce39">
            <text:p>91,2%</text:p>
          </table:table-cell>
          <table:table-cell office:value-type="float" office:value="179483" table:style-name="ce38">
            <text:p>179.483</text:p>
          </table:table-cell>
          <table:table-cell office:value-type="percentage" office:value="0.8350260301568323" table:style-name="ce39">
            <text:p>83,5%</text:p>
          </table:table-cell>
          <table:table-cell office:value-type="float" office:value="113335" table:style-name="ce38">
            <text:p>113.335</text:p>
          </table:table-cell>
          <table:table-cell office:value-type="percentage" office:value="0.68986401762779548" table:style-name="ce39">
            <text:p>69,0%</text:p>
          </table:table-cell>
          <table:table-cell office:value-type="float" office:value="87075" table:style-name="ce38">
            <text:p>87.075</text:p>
          </table:table-cell>
          <table:table-cell office:value-type="percentage" office:value="0.66774794671820004" table:style-name="ce39">
            <text:p>66,8%</text:p>
          </table:table-cell>
          <table:table-cell office:value-type="float" office:value="47713" table:style-name="ce38">
            <text:p>47.713</text:p>
          </table:table-cell>
          <table:table-cell office:value-type="percentage" office:value="0.46274331047726192" table:style-name="ce39">
            <text:p>46,3%</text:p>
          </table:table-cell>
          <table:table-cell office:value-type="float" office:value="980325" table:style-name="ce38">
            <text:p>980.325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2718494279971722" table:style-name="ce39">
            <text:p>82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721" table:style-name="ce38">
            <text:p>88.721</text:p>
          </table:table-cell>
          <table:table-cell office:value-type="percentage" office:value="1" table:style-name="ce39">
            <text:p>100,0%</text:p>
          </table:table-cell>
          <table:table-cell office:value-type="float" office:value="113961" table:style-name="ce38">
            <text:p>113.961</text:p>
          </table:table-cell>
          <table:table-cell office:value-type="percentage" office:value="1" table:style-name="ce39">
            <text:p>100,0%</text:p>
          </table:table-cell>
          <table:table-cell office:value-type="float" office:value="146165" table:style-name="ce38">
            <text:p>146.165</text:p>
          </table:table-cell>
          <table:table-cell office:value-type="percentage" office:value="0.97669927565284798" table:style-name="ce39">
            <text:p>97,7%</text:p>
          </table:table-cell>
          <table:table-cell office:value-type="float" office:value="150258" table:style-name="ce38">
            <text:p>150.258</text:p>
          </table:table-cell>
          <table:table-cell office:value-type="percentage" office:value="0.92384026560914878" table:style-name="ce39">
            <text:p>92,4%</text:p>
          </table:table-cell>
          <table:table-cell office:value-type="float" office:value="146143" table:style-name="ce38">
            <text:p>146.143</text:p>
          </table:table-cell>
          <table:table-cell office:value-type="percentage" office:value="0.87514446713335292" table:style-name="ce39">
            <text:p>87,5%</text:p>
          </table:table-cell>
          <table:table-cell office:value-type="float" office:value="84795" table:style-name="ce38">
            <text:p>84.795</text:p>
          </table:table-cell>
          <table:table-cell office:value-type="percentage" office:value="0.74088474543691185" table:style-name="ce39">
            <text:p>74,1%</text:p>
          </table:table-cell>
          <table:table-cell office:value-type="float" office:value="56449" table:style-name="ce38">
            <text:p>56.449</text:p>
          </table:table-cell>
          <table:table-cell office:value-type="percentage" office:value="0.71354173250243325" table:style-name="ce39">
            <text:p>71,4%</text:p>
          </table:table-cell>
          <table:table-cell office:value-type="float" office:value="34137" table:style-name="ce38">
            <text:p>34.137</text:p>
          </table:table-cell>
          <table:table-cell office:value-type="percentage" office:value="0.53339062500000001" table:style-name="ce39">
            <text:p>53,3%</text:p>
          </table:table-cell>
          <table:table-cell office:value-type="float" office:value="820629" table:style-name="ce38">
            <text:p>820.629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7868644979746813" table:style-name="ce39">
            <text:p>87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143" table:style-name="ce38">
            <text:p>51.143</text:p>
          </table:table-cell>
          <table:table-cell office:value-type="percentage" office:value="1" table:style-name="ce39">
            <text:p>100,0%</text:p>
          </table:table-cell>
          <table:table-cell office:value-type="float" office:value="78568" table:style-name="ce38">
            <text:p>78.568</text:p>
          </table:table-cell>
          <table:table-cell office:value-type="percentage" office:value="0.97580605097123552" table:style-name="ce39">
            <text:p>97,6%</text:p>
          </table:table-cell>
          <table:table-cell office:value-type="float" office:value="108320" table:style-name="ce38">
            <text:p>108.320</text:p>
          </table:table-cell>
          <table:table-cell office:value-type="percentage" office:value="0.92398768243894536" table:style-name="ce39">
            <text:p>92,4%</text:p>
          </table:table-cell>
          <table:table-cell office:value-type="float" office:value="145475" table:style-name="ce38">
            <text:p>145.475</text:p>
          </table:table-cell>
          <table:table-cell office:value-type="percentage" office:value="0.87742842150340472" table:style-name="ce39">
            <text:p>87,7%</text:p>
          </table:table-cell>
          <table:table-cell office:value-type="float" office:value="158974" table:style-name="ce38">
            <text:p>158.974</text:p>
          </table:table-cell>
          <table:table-cell office:value-type="percentage" office:value="0.77107463671109555" table:style-name="ce39">
            <text:p>77,1%</text:p>
          </table:table-cell>
          <table:table-cell office:value-type="float" office:value="113674" table:style-name="ce38">
            <text:p>113.674</text:p>
          </table:table-cell>
          <table:table-cell office:value-type="percentage" office:value="0.62394133500194859" table:style-name="ce39">
            <text:p>62,4%</text:p>
          </table:table-cell>
          <table:table-cell office:value-type="float" office:value="84160" table:style-name="ce38">
            <text:p>84.160</text:p>
          </table:table-cell>
          <table:table-cell office:value-type="percentage" office:value="0.6101114961360572" table:style-name="ce39">
            <text:p>61,0%</text:p>
          </table:table-cell>
          <table:table-cell office:value-type="float" office:value="59999" table:style-name="ce38">
            <text:p>59.999</text:p>
          </table:table-cell>
          <table:table-cell office:value-type="percentage" office:value="0.62839338081273566" table:style-name="ce39">
            <text:p>62,8%</text:p>
          </table:table-cell>
          <table:table-cell office:value-type="float" office:value="800313" table:style-name="ce38">
            <text:p>800.313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7334865253216112" table:style-name="ce39">
            <text:p>77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447" table:style-name="ce38">
            <text:p>92.447</text:p>
          </table:table-cell>
          <table:table-cell office:value-type="percentage" office:value="1" table:style-name="ce39">
            <text:p>100,0%</text:p>
          </table:table-cell>
          <table:table-cell office:value-type="float" office:value="150205" table:style-name="ce38">
            <text:p>150.205</text:p>
          </table:table-cell>
          <table:table-cell office:value-type="percentage" office:value="0.97200561699594257" table:style-name="ce39">
            <text:p>97,2%</text:p>
          </table:table-cell>
          <table:table-cell office:value-type="float" office:value="220643" table:style-name="ce38">
            <text:p>220.643</text:p>
          </table:table-cell>
          <table:table-cell office:value-type="percentage" office:value="0.93853895496231265" table:style-name="ce39">
            <text:p>93,9%</text:p>
          </table:table-cell>
          <table:table-cell office:value-type="float" office:value="313502" table:style-name="ce38">
            <text:p>313.502</text:p>
          </table:table-cell>
          <table:table-cell office:value-type="percentage" office:value="0.89441160359702376" table:style-name="ce39">
            <text:p>89,4%</text:p>
          </table:table-cell>
          <table:table-cell office:value-type="float" office:value="304593" table:style-name="ce38">
            <text:p>304.593</text:p>
          </table:table-cell>
          <table:table-cell office:value-type="percentage" office:value="0.78518730472979248" table:style-name="ce39">
            <text:p>78,5%</text:p>
          </table:table-cell>
          <table:table-cell office:value-type="float" office:value="212558" table:style-name="ce38">
            <text:p>212.558</text:p>
          </table:table-cell>
          <table:table-cell office:value-type="percentage" office:value="0.68361131301176459" table:style-name="ce39">
            <text:p>68,4%</text:p>
          </table:table-cell>
          <table:table-cell office:value-type="float" office:value="166821" table:style-name="ce38">
            <text:p>166.821</text:p>
          </table:table-cell>
          <table:table-cell office:value-type="percentage" office:value="0.66265074598407936" table:style-name="ce39">
            <text:p>66,3%</text:p>
          </table:table-cell>
          <table:table-cell office:value-type="float" office:value="112929" table:style-name="ce38">
            <text:p>112.929</text:p>
          </table:table-cell>
          <table:table-cell office:value-type="percentage" office:value="0.62809168117376823" table:style-name="ce39">
            <text:p>62,8%</text:p>
          </table:table-cell>
          <table:table-cell office:value-type="float" office:value="1573698" table:style-name="ce38">
            <text:p>1.573.69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025902016244606" table:style-name="ce39">
            <text:p>80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19" table:style-name="ce38">
            <text:p>42.319</text:p>
          </table:table-cell>
          <table:table-cell office:value-type="percentage" office:value="1" table:style-name="ce39">
            <text:p>100,0%</text:p>
          </table:table-cell>
          <table:table-cell office:value-type="float" office:value="55890" table:style-name="ce38">
            <text:p>55.890</text:p>
          </table:table-cell>
          <table:table-cell office:value-type="percentage" office:value="1" table:style-name="ce39">
            <text:p>100,0%</text:p>
          </table:table-cell>
          <table:table-cell office:value-type="float" office:value="75549" table:style-name="ce38">
            <text:p>75.549</text:p>
          </table:table-cell>
          <table:table-cell office:value-type="percentage" office:value="0.97677936518197683" table:style-name="ce39">
            <text:p>97,7%</text:p>
          </table:table-cell>
          <table:table-cell office:value-type="float" office:value="82110" table:style-name="ce38">
            <text:p>82.110</text:p>
          </table:table-cell>
          <table:table-cell office:value-type="percentage" office:value="0.91269841269841268" table:style-name="ce39">
            <text:p>91,3%</text:p>
          </table:table-cell>
          <table:table-cell office:value-type="float" office:value="83686" table:style-name="ce38">
            <text:p>83.686</text:p>
          </table:table-cell>
          <table:table-cell office:value-type="percentage" office:value="0.85595638699383236" table:style-name="ce39">
            <text:p>85,6%</text:p>
          </table:table-cell>
          <table:table-cell office:value-type="float" office:value="48405" table:style-name="ce38">
            <text:p>48.405</text:p>
          </table:table-cell>
          <table:table-cell office:value-type="percentage" office:value="0.68685879698607977" table:style-name="ce39">
            <text:p>68,7%</text:p>
          </table:table-cell>
          <table:table-cell office:value-type="float" office:value="29127" table:style-name="ce38">
            <text:p>29.127</text:p>
          </table:table-cell>
          <table:table-cell office:value-type="percentage" office:value="0.57671517671517669" table:style-name="ce39">
            <text:p>57,7%</text:p>
          </table:table-cell>
          <table:table-cell office:value-type="float" office:value="4478" table:style-name="ce38">
            <text:p>4.478</text:p>
          </table:table-cell>
          <table:table-cell office:value-type="percentage" office:value="0.10185838091122081" table:style-name="ce39">
            <text:p>10,2%</text:p>
          </table:table-cell>
          <table:table-cell office:value-type="float" office:value="421564" table:style-name="ce38">
            <text:p>421.564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04316511074606" table:style-name="ce39">
            <text:p>80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953" table:style-name="ce38">
            <text:p>228.953</text:p>
          </table:table-cell>
          <table:table-cell office:value-type="percentage" office:value="1" table:style-name="ce39">
            <text:p>100,0%</text:p>
          </table:table-cell>
          <table:table-cell office:value-type="float" office:value="249706" table:style-name="ce38">
            <text:p>249.706</text:p>
          </table:table-cell>
          <table:table-cell office:value-type="percentage" office:value="1" table:style-name="ce39">
            <text:p>100,0%</text:p>
          </table:table-cell>
          <table:table-cell office:value-type="float" office:value="316599" table:style-name="ce38">
            <text:p>316.599</text:p>
          </table:table-cell>
          <table:table-cell office:value-type="percentage" office:value="0.99379737895315079" table:style-name="ce39">
            <text:p>99,4%</text:p>
          </table:table-cell>
          <table:table-cell office:value-type="float" office:value="346159" table:style-name="ce38">
            <text:p>346.159</text:p>
          </table:table-cell>
          <table:table-cell office:value-type="percentage" office:value="0.90813668262609037" table:style-name="ce39">
            <text:p>90,8%</text:p>
          </table:table-cell>
          <table:table-cell office:value-type="float" office:value="311845" table:style-name="ce38">
            <text:p>311.845</text:p>
          </table:table-cell>
          <table:table-cell office:value-type="percentage" office:value="0.8583559268383314" table:style-name="ce39">
            <text:p>85,8%</text:p>
          </table:table-cell>
          <table:table-cell office:value-type="float" office:value="199714" table:style-name="ce38">
            <text:p>199.714</text:p>
          </table:table-cell>
          <table:table-cell office:value-type="percentage" office:value="0.74580537226037502" table:style-name="ce39">
            <text:p>74,6%</text:p>
          </table:table-cell>
          <table:table-cell office:value-type="float" office:value="149591" table:style-name="ce38">
            <text:p>149.591</text:p>
          </table:table-cell>
          <table:table-cell office:value-type="percentage" office:value="0.70894192582201454" table:style-name="ce39">
            <text:p>70,9%</text:p>
          </table:table-cell>
          <table:table-cell office:value-type="float" office:value="50156" table:style-name="ce38">
            <text:p>50.156</text:p>
          </table:table-cell>
          <table:table-cell office:value-type="percentage" office:value="0.30334700197167086" table:style-name="ce39">
            <text:p>30,3%</text:p>
          </table:table-cell>
          <table:table-cell office:value-type="float" office:value="1852723" table:style-name="ce38">
            <text:p>1.852.723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5133621872089316" table:style-name="ce39">
            <text:p>85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637" table:style-name="ce38">
            <text:p>137.637</text:p>
          </table:table-cell>
          <table:table-cell office:value-type="percentage" office:value="1" table:style-name="ce39">
            <text:p>100,0%</text:p>
          </table:table-cell>
          <table:table-cell office:value-type="float" office:value="157837" table:style-name="ce38">
            <text:p>157.837</text:p>
          </table:table-cell>
          <table:table-cell office:value-type="percentage" office:value="0.99205536105995562" table:style-name="ce39">
            <text:p>99,2%</text:p>
          </table:table-cell>
          <table:table-cell office:value-type="float" office:value="219439" table:style-name="ce38">
            <text:p>219.439</text:p>
          </table:table-cell>
          <table:table-cell office:value-type="percentage" office:value="1" table:style-name="ce39">
            <text:p>100,0%</text:p>
          </table:table-cell>
          <table:table-cell office:value-type="float" office:value="281644" table:style-name="ce38">
            <text:p>281.644</text:p>
          </table:table-cell>
          <table:table-cell office:value-type="percentage" office:value="0.91598098075309453" table:style-name="ce39">
            <text:p>91,6%</text:p>
          </table:table-cell>
          <table:table-cell office:value-type="float" office:value="280285" table:style-name="ce38">
            <text:p>280.285</text:p>
          </table:table-cell>
          <table:table-cell office:value-type="percentage" office:value="0.84779419549008639" table:style-name="ce39">
            <text:p>84,8%</text:p>
          </table:table-cell>
          <table:table-cell office:value-type="float" office:value="193629" table:style-name="ce38">
            <text:p>193.629</text:p>
          </table:table-cell>
          <table:table-cell office:value-type="percentage" office:value="0.72819959308163562" table:style-name="ce39">
            <text:p>72,8%</text:p>
          </table:table-cell>
          <table:table-cell office:value-type="float" office:value="153292" table:style-name="ce38">
            <text:p>153.292</text:p>
          </table:table-cell>
          <table:table-cell office:value-type="percentage" office:value="0.70288735332822838" table:style-name="ce39">
            <text:p>70,3%</text:p>
          </table:table-cell>
          <table:table-cell office:value-type="float" office:value="83555" table:style-name="ce38">
            <text:p>83.555</text:p>
          </table:table-cell>
          <table:table-cell office:value-type="percentage" office:value="0.48027843561032812" table:style-name="ce39">
            <text:p>48,0%</text:p>
          </table:table-cell>
          <table:table-cell office:value-type="float" office:value="1507318" table:style-name="ce38">
            <text:p>1.507.318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3333222761811254" table:style-name="ce39">
            <text:p>8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531" table:style-name="ce38">
            <text:p>457.531</text:p>
          </table:table-cell>
          <table:table-cell office:value-type="percentage" office:value="1" table:style-name="ce39">
            <text:p>100,0%</text:p>
          </table:table-cell>
          <table:table-cell office:value-type="float" office:value="615218" table:style-name="ce38">
            <text:p>615.218</text:p>
          </table:table-cell>
          <table:table-cell office:value-type="percentage" office:value="0.96840193171014277" table:style-name="ce39">
            <text:p>96,8%</text:p>
          </table:table-cell>
          <table:table-cell office:value-type="float" office:value="786881" table:style-name="ce38">
            <text:p>786.881</text:p>
          </table:table-cell>
          <table:table-cell office:value-type="percentage" office:value="0.9394651760301056" table:style-name="ce39">
            <text:p>93,9%</text:p>
          </table:table-cell>
          <table:table-cell office:value-type="float" office:value="991980" table:style-name="ce38">
            <text:p>991.980</text:p>
          </table:table-cell>
          <table:table-cell office:value-type="percentage" office:value="0.90858964260198938" table:style-name="ce39">
            <text:p>90,9%</text:p>
          </table:table-cell>
          <table:table-cell office:value-type="float" office:value="1073198" table:style-name="ce38">
            <text:p>1.073.198</text:p>
          </table:table-cell>
          <table:table-cell office:value-type="percentage" office:value="0.81503240921811571" table:style-name="ce39">
            <text:p>81,5%</text:p>
          </table:table-cell>
          <table:table-cell office:value-type="float" office:value="690582" table:style-name="ce38">
            <text:p>690.582</text:p>
          </table:table-cell>
          <table:table-cell office:value-type="percentage" office:value="0.66106416299399229" table:style-name="ce39">
            <text:p>66,1%</text:p>
          </table:table-cell>
          <table:table-cell office:value-type="float" office:value="529042" table:style-name="ce38">
            <text:p>529.042</text:p>
          </table:table-cell>
          <table:table-cell office:value-type="percentage" office:value="0.63061142996775676" table:style-name="ce39">
            <text:p>63,1%</text:p>
          </table:table-cell>
          <table:table-cell office:value-type="float" office:value="358381" table:style-name="ce38">
            <text:p>358.381</text:p>
          </table:table-cell>
          <table:table-cell office:value-type="percentage" office:value="0.54617429126166239" table:style-name="ce39">
            <text:p>54,6%</text:p>
          </table:table-cell>
          <table:table-cell office:value-type="float" office:value="5502813" table:style-name="ce38">
            <text:p>5.502.813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0118296070677719" table:style-name="ce39">
            <text:p>80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258" table:style-name="ce38">
            <text:p>296.258</text:p>
          </table:table-cell>
          <table:table-cell office:value-type="percentage" office:value="1" table:style-name="ce39">
            <text:p>100,0%</text:p>
          </table:table-cell>
          <table:table-cell office:value-type="float" office:value="432254" table:style-name="ce38">
            <text:p>432.254</text:p>
          </table:table-cell>
          <table:table-cell office:value-type="percentage" office:value="0.98719231173292044" table:style-name="ce39">
            <text:p>98,7%</text:p>
          </table:table-cell>
          <table:table-cell office:value-type="float" office:value="558779" table:style-name="ce38">
            <text:p>558.779</text:p>
          </table:table-cell>
          <table:table-cell office:value-type="percentage" office:value="0.96220433662575255" table:style-name="ce39">
            <text:p>96,2%</text:p>
          </table:table-cell>
          <table:table-cell office:value-type="float" office:value="705641" table:style-name="ce38">
            <text:p>705.641</text:p>
          </table:table-cell>
          <table:table-cell office:value-type="percentage" office:value="0.93793581042462526" table:style-name="ce39">
            <text:p>93,8%</text:p>
          </table:table-cell>
          <table:table-cell office:value-type="float" office:value="732527" table:style-name="ce38">
            <text:p>732.527</text:p>
          </table:table-cell>
          <table:table-cell office:value-type="percentage" office:value="0.86018943432739781" table:style-name="ce39">
            <text:p>86,0%</text:p>
          </table:table-cell>
          <table:table-cell office:value-type="float" office:value="459429" table:style-name="ce38">
            <text:p>459.429</text:p>
          </table:table-cell>
          <table:table-cell office:value-type="percentage" office:value="0.70816589827655574" table:style-name="ce39">
            <text:p>70,8%</text:p>
          </table:table-cell>
          <table:table-cell office:value-type="float" office:value="352727" table:style-name="ce38">
            <text:p>352.727</text:p>
          </table:table-cell>
          <table:table-cell office:value-type="percentage" office:value="0.68341257754889306" table:style-name="ce39">
            <text:p>68,3%</text:p>
          </table:table-cell>
          <table:table-cell office:value-type="float" office:value="156448" table:style-name="ce38">
            <text:p>156.448</text:p>
          </table:table-cell>
          <table:table-cell office:value-type="percentage" office:value="0.36851961340867923" table:style-name="ce39">
            <text:p>36,9%</text:p>
          </table:table-cell>
          <table:table-cell office:value-type="float" office:value="3694063" table:style-name="ce38">
            <text:p>3.694.06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2301364454927628" table:style-name="ce39">
            <text:p>82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32" table:style-name="ce38">
            <text:p>78.132</text:p>
          </table:table-cell>
          <table:table-cell office:value-type="percentage" office:value="1" table:style-name="ce39">
            <text:p>100,0%</text:p>
          </table:table-cell>
          <table:table-cell office:value-type="float" office:value="95749" table:style-name="ce38">
            <text:p>95.749</text:p>
          </table:table-cell>
          <table:table-cell office:value-type="percentage" office:value="1" table:style-name="ce39">
            <text:p>100,0%</text:p>
          </table:table-cell>
          <table:table-cell office:value-type="float" office:value="131747" table:style-name="ce38">
            <text:p>131.747</text:p>
          </table:table-cell>
          <table:table-cell office:value-type="percentage" office:value="1" table:style-name="ce39">
            <text:p>100,0%</text:p>
          </table:table-cell>
          <table:table-cell office:value-type="float" office:value="159524" table:style-name="ce38">
            <text:p>159.524</text:p>
          </table:table-cell>
          <table:table-cell office:value-type="percentage" office:value="0.94272409228441756" table:style-name="ce39">
            <text:p>94,3%</text:p>
          </table:table-cell>
          <table:table-cell office:value-type="float" office:value="143562" table:style-name="ce38">
            <text:p>143.562</text:p>
          </table:table-cell>
          <table:table-cell office:value-type="percentage" office:value="0.90010909501297853" table:style-name="ce39">
            <text:p>90,0%</text:p>
          </table:table-cell>
          <table:table-cell office:value-type="float" office:value="107645" table:style-name="ce38">
            <text:p>107.645</text:p>
          </table:table-cell>
          <table:table-cell office:value-type="percentage" office:value="0.80645644633238189" table:style-name="ce39">
            <text:p>80,6%</text:p>
          </table:table-cell>
          <table:table-cell office:value-type="float" office:value="79881" table:style-name="ce38">
            <text:p>79.881</text:p>
          </table:table-cell>
          <table:table-cell office:value-type="percentage" office:value="0.70491528415107663" table:style-name="ce39">
            <text:p>70,5%</text:p>
          </table:table-cell>
          <table:table-cell office:value-type="float" office:value="28756" table:style-name="ce38">
            <text:p>28.756</text:p>
          </table:table-cell>
          <table:table-cell office:value-type="percentage" office:value="0.3393038348082596" table:style-name="ce39">
            <text:p>33,9%</text:p>
          </table:table-cell>
          <table:table-cell office:value-type="float" office:value="824996" table:style-name="ce38">
            <text:p>824.99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6528632725602217" table:style-name="ce39">
            <text:p>86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582" table:style-name="ce38">
            <text:p>241.582</text:p>
          </table:table-cell>
          <table:table-cell office:value-type="percentage" office:value="1" table:style-name="ce39">
            <text:p>100,0%</text:p>
          </table:table-cell>
          <table:table-cell office:value-type="float" office:value="290202" table:style-name="ce38">
            <text:p>290.202</text:p>
          </table:table-cell>
          <table:table-cell office:value-type="percentage" office:value="1" table:style-name="ce39">
            <text:p>100,0%</text:p>
          </table:table-cell>
          <table:table-cell office:value-type="float" office:value="341112" table:style-name="ce38">
            <text:p>341.112</text:p>
          </table:table-cell>
          <table:table-cell office:value-type="percentage" office:value="0.98323854874368388" table:style-name="ce39">
            <text:p>98,3%</text:p>
          </table:table-cell>
          <table:table-cell office:value-type="float" office:value="384521" table:style-name="ce38">
            <text:p>384.521</text:p>
          </table:table-cell>
          <table:table-cell office:value-type="percentage" office:value="0.94735506505473166" table:style-name="ce39">
            <text:p>94,7%</text:p>
          </table:table-cell>
          <table:table-cell office:value-type="float" office:value="396156" table:style-name="ce38">
            <text:p>396.156</text:p>
          </table:table-cell>
          <table:table-cell office:value-type="percentage" office:value="0.89381143943991825" table:style-name="ce39">
            <text:p>89,4%</text:p>
          </table:table-cell>
          <table:table-cell office:value-type="float" office:value="244901" table:style-name="ce38">
            <text:p>244.901</text:p>
          </table:table-cell>
          <table:table-cell office:value-type="percentage" office:value="0.75725090288428243" table:style-name="ce39">
            <text:p>75,7%</text:p>
          </table:table-cell>
          <table:table-cell office:value-type="float" office:value="164023" table:style-name="ce38">
            <text:p>164.023</text:p>
          </table:table-cell>
          <table:table-cell office:value-type="percentage" office:value="0.71011468475762074" table:style-name="ce39">
            <text:p>71,0%</text:p>
          </table:table-cell>
          <table:table-cell office:value-type="float" office:value="34379" table:style-name="ce38">
            <text:p>34.379</text:p>
          </table:table-cell>
          <table:table-cell office:value-type="percentage" office:value="0.19098701717155445" table:style-name="ce39">
            <text:p>19,1%</text:p>
          </table:table-cell>
          <table:table-cell office:value-type="float" office:value="2096876" table:style-name="ce38">
            <text:p>2.096.87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542996793232992" table:style-name="ce39">
            <text:p>85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28" table:style-name="ce38">
            <text:p>23.328</text:p>
          </table:table-cell>
          <table:table-cell office:value-type="percentage" office:value="1" table:style-name="ce39">
            <text:p>100,0%</text:p>
          </table:table-cell>
          <table:table-cell office:value-type="float" office:value="28581" table:style-name="ce38">
            <text:p>28.581</text:p>
          </table:table-cell>
          <table:table-cell office:value-type="percentage" office:value="1" table:style-name="ce39">
            <text:p>100,0%</text:p>
          </table:table-cell>
          <table:table-cell office:value-type="float" office:value="37585" table:style-name="ce38">
            <text:p>37.585</text:p>
          </table:table-cell>
          <table:table-cell office:value-type="percentage" office:value="0.99647383212259399" table:style-name="ce39">
            <text:p>99,6%</text:p>
          </table:table-cell>
          <table:table-cell office:value-type="float" office:value="44472" table:style-name="ce38">
            <text:p>44.472</text:p>
          </table:table-cell>
          <table:table-cell office:value-type="percentage" office:value="0.93303121852970794" table:style-name="ce39">
            <text:p>93,3%</text:p>
          </table:table-cell>
          <table:table-cell office:value-type="float" office:value="45753" table:style-name="ce38">
            <text:p>45.753</text:p>
          </table:table-cell>
          <table:table-cell office:value-type="percentage" office:value="0.86412827922261881" table:style-name="ce39">
            <text:p>86,4%</text:p>
          </table:table-cell>
          <table:table-cell office:value-type="float" office:value="27917" table:style-name="ce38">
            <text:p>27.917</text:p>
          </table:table-cell>
          <table:table-cell office:value-type="percentage" office:value="0.71001297082835269" table:style-name="ce39">
            <text:p>71,0%</text:p>
          </table:table-cell>
          <table:table-cell office:value-type="float" office:value="18569" table:style-name="ce38">
            <text:p>18.569</text:p>
          </table:table-cell>
          <table:table-cell office:value-type="percentage" office:value="0.60965920283669317" table:style-name="ce39">
            <text:p>61,0%</text:p>
          </table:table-cell>
          <table:table-cell office:value-type="float" office:value="8407" table:style-name="ce38">
            <text:p>8.407</text:p>
          </table:table-cell>
          <table:table-cell office:value-type="percentage" office:value="0.32927306908976972" table:style-name="ce39">
            <text:p>32,9%</text:p>
          </table:table-cell>
          <table:table-cell office:value-type="float" office:value="234612" table:style-name="ce38">
            <text:p>234.612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26185864704018" table:style-name="ce39">
            <text:p>82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821" table:style-name="ce38">
            <text:p>372.821</text:p>
          </table:table-cell>
          <table:table-cell office:value-type="percentage" office:value="1" table:style-name="ce39">
            <text:p>100,0%</text:p>
          </table:table-cell>
          <table:table-cell office:value-type="float" office:value="508666" table:style-name="ce38">
            <text:p>508.666</text:p>
          </table:table-cell>
          <table:table-cell office:value-type="percentage" office:value="0.96689673263242737" table:style-name="ce39">
            <text:p>96,7%</text:p>
          </table:table-cell>
          <table:table-cell office:value-type="float" office:value="680253" table:style-name="ce38">
            <text:p>680.253</text:p>
          </table:table-cell>
          <table:table-cell office:value-type="percentage" office:value="0.96719857021596056" table:style-name="ce39">
            <text:p>96,7%</text:p>
          </table:table-cell>
          <table:table-cell office:value-type="float" office:value="921228" table:style-name="ce38">
            <text:p>921.228</text:p>
          </table:table-cell>
          <table:table-cell office:value-type="percentage" office:value="0.94700256891824797" table:style-name="ce39">
            <text:p>94,7%</text:p>
          </table:table-cell>
          <table:table-cell office:value-type="float" office:value="987480" table:style-name="ce38">
            <text:p>987.480</text:p>
          </table:table-cell>
          <table:table-cell office:value-type="percentage" office:value="0.84691643274146611" table:style-name="ce39">
            <text:p>84,7%</text:p>
          </table:table-cell>
          <table:table-cell office:value-type="float" office:value="672821" table:style-name="ce38">
            <text:p>672.821</text:p>
          </table:table-cell>
          <table:table-cell office:value-type="percentage" office:value="0.70850111621245948" table:style-name="ce39">
            <text:p>70,9%</text:p>
          </table:table-cell>
          <table:table-cell office:value-type="float" office:value="499944" table:style-name="ce38">
            <text:p>499.944</text:p>
          </table:table-cell>
          <table:table-cell office:value-type="percentage" office:value="0.67334792417253109" table:style-name="ce39">
            <text:p>67,3%</text:p>
          </table:table-cell>
          <table:table-cell office:value-type="float" office:value="216755" table:style-name="ce38">
            <text:p>216.755</text:p>
          </table:table-cell>
          <table:table-cell office:value-type="percentage" office:value="0.39157823615913517" table:style-name="ce39">
            <text:p>39,2%</text:p>
          </table:table-cell>
          <table:table-cell office:value-type="float" office:value="4859968" table:style-name="ce38">
            <text:p>4.859.96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1298414486469162" table:style-name="ce39">
            <text:p>8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686" table:style-name="ce38">
            <text:p>73.686</text:p>
          </table:table-cell>
          <table:table-cell office:value-type="percentage" office:value="1" table:style-name="ce39">
            <text:p>100,0%</text:p>
          </table:table-cell>
          <table:table-cell office:value-type="float" office:value="102500" table:style-name="ce38">
            <text:p>102.500</text:p>
          </table:table-cell>
          <table:table-cell office:value-type="percentage" office:value="0.99612241129651402" table:style-name="ce39">
            <text:p>99,6%</text:p>
          </table:table-cell>
          <table:table-cell office:value-type="float" office:value="145553" table:style-name="ce38">
            <text:p>145.553</text:p>
          </table:table-cell>
          <table:table-cell office:value-type="percentage" office:value="0.99076979626843831" table:style-name="ce39">
            <text:p>99,1%</text:p>
          </table:table-cell>
          <table:table-cell office:value-type="float" office:value="203066" table:style-name="ce38">
            <text:p>203.066</text:p>
          </table:table-cell>
          <table:table-cell office:value-type="percentage" office:value="0.95221705368195975" table:style-name="ce39">
            <text:p>95,2%</text:p>
          </table:table-cell>
          <table:table-cell office:value-type="float" office:value="222500" table:style-name="ce38">
            <text:p>222.500</text:p>
          </table:table-cell>
          <table:table-cell office:value-type="percentage" office:value="0.87544313160762832" table:style-name="ce39">
            <text:p>87,5%</text:p>
          </table:table-cell>
          <table:table-cell office:value-type="float" office:value="151484" table:style-name="ce38">
            <text:p>151.484</text:p>
          </table:table-cell>
          <table:table-cell office:value-type="percentage" office:value="0.72479342401783708" table:style-name="ce39">
            <text:p>72,5%</text:p>
          </table:table-cell>
          <table:table-cell office:value-type="float" office:value="120998" table:style-name="ce38">
            <text:p>120.998</text:p>
          </table:table-cell>
          <table:table-cell office:value-type="percentage" office:value="0.70246388927592773" table:style-name="ce39">
            <text:p>70,2%</text:p>
          </table:table-cell>
          <table:table-cell office:value-type="float" office:value="85309" table:style-name="ce38">
            <text:p>85.309</text:p>
          </table:table-cell>
          <table:table-cell office:value-type="percentage" office:value="0.60121640097537599" table:style-name="ce39">
            <text:p>60,1%</text:p>
          </table:table-cell>
          <table:table-cell office:value-type="float" office:value="1105096" table:style-name="ce38">
            <text:p>1.105.096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4349651982960561" table:style-name="ce39">
            <text:p>84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33" table:style-name="ce38">
            <text:p>42.433</text:p>
          </table:table-cell>
          <table:table-cell office:value-type="percentage" office:value="1" table:style-name="ce39">
            <text:p>100,0%</text:p>
          </table:table-cell>
          <table:table-cell office:value-type="float" office:value="55760" table:style-name="ce38">
            <text:p>55.760</text:p>
          </table:table-cell>
          <table:table-cell office:value-type="percentage" office:value="0.99942644106681966" table:style-name="ce39">
            <text:p>99,9%</text:p>
          </table:table-cell>
          <table:table-cell office:value-type="float" office:value="71046" table:style-name="ce38">
            <text:p>71.046</text:p>
          </table:table-cell>
          <table:table-cell office:value-type="percentage" office:value="0.96210931152158607" table:style-name="ce39">
            <text:p>96,2%</text:p>
          </table:table-cell>
          <table:table-cell office:value-type="float" office:value="89603" table:style-name="ce38">
            <text:p>89.603</text:p>
          </table:table-cell>
          <table:table-cell office:value-type="percentage" office:value="0.92666556353031215" table:style-name="ce39">
            <text:p>92,7%</text:p>
          </table:table-cell>
          <table:table-cell office:value-type="float" office:value="91979" table:style-name="ce38">
            <text:p>91.979</text:p>
          </table:table-cell>
          <table:table-cell office:value-type="percentage" office:value="0.85164163626599509" table:style-name="ce39">
            <text:p>85,2%</text:p>
          </table:table-cell>
          <table:table-cell office:value-type="float" office:value="58518" table:style-name="ce38">
            <text:p>58.518</text:p>
          </table:table-cell>
          <table:table-cell office:value-type="percentage" office:value="0.71941579277363199" table:style-name="ce39">
            <text:p>71,9%</text:p>
          </table:table-cell>
          <table:table-cell office:value-type="float" office:value="47270" table:style-name="ce38">
            <text:p>47.270</text:p>
          </table:table-cell>
          <table:table-cell office:value-type="percentage" office:value="0.69385118968984394" table:style-name="ce39">
            <text:p>69,4%</text:p>
          </table:table-cell>
          <table:table-cell office:value-type="float" office:value="31229" table:style-name="ce38">
            <text:p>31.229</text:p>
          </table:table-cell>
          <table:table-cell office:value-type="percentage" office:value="0.55382350854791795" table:style-name="ce39">
            <text:p>55,4%</text:p>
          </table:table-cell>
          <table:table-cell office:value-type="float" office:value="487838" table:style-name="ce38">
            <text:p>487.838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3914103971074427" table:style-name="ce39">
            <text:p>83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814" table:style-name="ce38">
            <text:p>163.814</text:p>
          </table:table-cell>
          <table:table-cell office:value-type="percentage" office:value="1" table:style-name="ce39">
            <text:p>100,0%</text:p>
          </table:table-cell>
          <table:table-cell office:value-type="float" office:value="213175" table:style-name="ce38">
            <text:p>213.175</text:p>
          </table:table-cell>
          <table:table-cell office:value-type="percentage" office:value="1" table:style-name="ce39">
            <text:p>100,0%</text:p>
          </table:table-cell>
          <table:table-cell office:value-type="float" office:value="274964" table:style-name="ce38">
            <text:p>274.964</text:p>
          </table:table-cell>
          <table:table-cell office:value-type="percentage" office:value="0.98159710694383462" table:style-name="ce39">
            <text:p>98,2%</text:p>
          </table:table-cell>
          <table:table-cell office:value-type="float" office:value="313960" table:style-name="ce38">
            <text:p>313.960</text:p>
          </table:table-cell>
          <table:table-cell office:value-type="percentage" office:value="0.92347423502178083" table:style-name="ce39">
            <text:p>92,3%</text:p>
          </table:table-cell>
          <table:table-cell office:value-type="float" office:value="305797" table:style-name="ce38">
            <text:p>305.797</text:p>
          </table:table-cell>
          <table:table-cell office:value-type="percentage" office:value="0.84443284649562456" table:style-name="ce39">
            <text:p>84,4%</text:p>
          </table:table-cell>
          <table:table-cell office:value-type="float" office:value="177554" table:style-name="ce38">
            <text:p>177.554</text:p>
          </table:table-cell>
          <table:table-cell office:value-type="percentage" office:value="0.68147676199322182" table:style-name="ce39">
            <text:p>68,1%</text:p>
          </table:table-cell>
          <table:table-cell office:value-type="float" office:value="115140" table:style-name="ce38">
            <text:p>115.140</text:p>
          </table:table-cell>
          <table:table-cell office:value-type="percentage" office:value="0.5713179910089613" table:style-name="ce39">
            <text:p>57,1%</text:p>
          </table:table-cell>
          <table:table-cell office:value-type="float" office:value="64075" table:style-name="ce38">
            <text:p>64.075</text:p>
          </table:table-cell>
          <table:table-cell office:value-type="percentage" office:value="0.38002799425880457" table:style-name="ce39">
            <text:p>38,0%</text:p>
          </table:table-cell>
          <table:table-cell office:value-type="float" office:value="1628479" table:style-name="ce38">
            <text:p>1.628.479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2082952988064672" table:style-name="ce39">
            <text:p>82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1" table:style-name="ce38">
            <text:p>2.381</text:p>
          </table:table-cell>
          <table:table-cell office:value-type="percentage" office:value="0.91401151631477928" table:style-name="ce39">
            <text:p>91,4%</text:p>
          </table:table-cell>
          <table:table-cell office:value-type="float" office:value="3859" table:style-name="ce38">
            <text:p>3.859</text:p>
          </table:table-cell>
          <table:table-cell office:value-type="percentage" office:value="0.89370078740157477" table:style-name="ce39">
            <text:p>89,4%</text:p>
          </table:table-cell>
          <table:table-cell office:value-type="float" office:value="7477" table:style-name="ce38">
            <text:p>7.477</text:p>
          </table:table-cell>
          <table:table-cell office:value-type="percentage" office:value="0.95163548428153244" table:style-name="ce39">
            <text:p>95,2%</text:p>
          </table:table-cell>
          <table:table-cell office:value-type="float" office:value="10169" table:style-name="ce38">
            <text:p>10.169</text:p>
          </table:table-cell>
          <table:table-cell office:value-type="percentage" office:value="0.87997577016268602" table:style-name="ce39">
            <text:p>88,0%</text:p>
          </table:table-cell>
          <table:table-cell office:value-type="float" office:value="10457" table:style-name="ce38">
            <text:p>10.457</text:p>
          </table:table-cell>
          <table:table-cell office:value-type="percentage" office:value="0.82716342350893846" table:style-name="ce39">
            <text:p>82,7%</text:p>
          </table:table-cell>
          <table:table-cell office:value-type="float" office:value="8221" table:style-name="ce38">
            <text:p>8.221</text:p>
          </table:table-cell>
          <table:table-cell office:value-type="percentage" office:value="0.69118883470657477" table:style-name="ce39">
            <text:p>69,1%</text:p>
          </table:table-cell>
          <table:table-cell office:value-type="float" office:value="7587" table:style-name="ce38">
            <text:p>7.587</text:p>
          </table:table-cell>
          <table:table-cell office:value-type="percentage" office:value="0.69180268076958151" table:style-name="ce39">
            <text:p>69,2%</text:p>
          </table:table-cell>
          <table:table-cell office:value-type="float" office:value="5256" table:style-name="ce38">
            <text:p>5.256</text:p>
          </table:table-cell>
          <table:table-cell office:value-type="percentage" office:value="0.57593688362919138" table:style-name="ce39">
            <text:p>57,6%</text:p>
          </table:table-cell>
          <table:table-cell office:value-type="float" office:value="55407" table:style-name="ce38">
            <text:p>55.407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807651659268654" table:style-name="ce39">
            <text:p>78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96" table:style-name="ce38">
            <text:p>1.996</text:p>
          </table:table-cell>
          <table:table-cell office:value-type="percentage" office:value="0.8497232865048957" table:style-name="ce39">
            <text:p>85,0%</text:p>
          </table:table-cell>
          <table:table-cell office:value-type="float" office:value="3282" table:style-name="ce38">
            <text:p>3.282</text:p>
          </table:table-cell>
          <table:table-cell office:value-type="percentage" office:value="0.87566702241195304" table:style-name="ce39">
            <text:p>87,6%</text:p>
          </table:table-cell>
          <table:table-cell office:value-type="float" office:value="6992" table:style-name="ce38">
            <text:p>6.992</text:p>
          </table:table-cell>
          <table:table-cell office:value-type="percentage" office:value="0.89331800178868026" table:style-name="ce39">
            <text:p>89,3%</text:p>
          </table:table-cell>
          <table:table-cell office:value-type="float" office:value="9385" table:style-name="ce38">
            <text:p>9.385</text:p>
          </table:table-cell>
          <table:table-cell office:value-type="percentage" office:value="0.83060447827241346" table:style-name="ce39">
            <text:p>83,1%</text:p>
          </table:table-cell>
          <table:table-cell office:value-type="float" office:value="9608" table:style-name="ce38">
            <text:p>9.608</text:p>
          </table:table-cell>
          <table:table-cell office:value-type="percentage" office:value="0.80053324445925678" table:style-name="ce39">
            <text:p>80,1%</text:p>
          </table:table-cell>
          <table:table-cell office:value-type="float" office:value="7953" table:style-name="ce38">
            <text:p>7.953</text:p>
          </table:table-cell>
          <table:table-cell office:value-type="percentage" office:value="0.6554850407978241" table:style-name="ce39">
            <text:p>65,5%</text:p>
          </table:table-cell>
          <table:table-cell office:value-type="float" office:value="7551" table:style-name="ce38">
            <text:p>7.551</text:p>
          </table:table-cell>
          <table:table-cell office:value-type="percentage" office:value="0.62951229679032927" table:style-name="ce39">
            <text:p>63,0%</text:p>
          </table:table-cell>
          <table:table-cell office:value-type="float" office:value="5628" table:style-name="ce38">
            <text:p>5.628</text:p>
          </table:table-cell>
          <table:table-cell office:value-type="percentage" office:value="0.58784207227908924" table:style-name="ce39">
            <text:p>58,8%</text:p>
          </table:table-cell>
          <table:table-cell office:value-type="float" office:value="52395" table:style-name="ce38">
            <text:p>52.395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3871727268882093" table:style-name="ce39">
            <text:p>73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05" table:style-name="ce38">
            <text:p>3.505</text:p>
          </table:table-cell>
          <table:table-cell office:value-type="string" table:style-name="ce39">
            <text:p>-</text:p>
          </table:table-cell>
          <table:table-cell office:value-type="float" office:value="9458" table:style-name="ce38">
            <text:p>9.458</text:p>
          </table:table-cell>
          <table:table-cell office:value-type="string" table:style-name="ce39">
            <text:p>-</text:p>
          </table:table-cell>
          <table:table-cell office:value-type="float" office:value="21817" table:style-name="ce38">
            <text:p>21.817</text:p>
          </table:table-cell>
          <table:table-cell office:value-type="string" table:style-name="ce39">
            <text:p>-</text:p>
          </table:table-cell>
          <table:table-cell office:value-type="float" office:value="31368" table:style-name="ce38">
            <text:p>31.368</text:p>
          </table:table-cell>
          <table:table-cell office:value-type="string" table:style-name="ce39">
            <text:p>-</text:p>
          </table:table-cell>
          <table:table-cell office:value-type="float" office:value="24028" table:style-name="ce38">
            <text:p>24.028</text:p>
          </table:table-cell>
          <table:table-cell office:value-type="string" table:style-name="ce39">
            <text:p>-</text:p>
          </table:table-cell>
          <table:table-cell office:value-type="float" office:value="941" table:style-name="ce38">
            <text:p>941</text:p>
          </table:table-cell>
          <table:table-cell office:value-type="string" table:style-name="ce39">
            <text:p>-</text:p>
          </table:table-cell>
          <table:table-cell office:value-type="float" office:value="91167" table:style-name="ce38">
            <text:p>91.16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58" table:style-name="ce41">
            <text:p>158</text:p>
          </table:table-cell>
          <table:table-cell office:value-type="string" table:style-name="ce42">
            <text:p>-</text:p>
          </table:table-cell>
          <table:table-cell office:value-type="float" office:value="456" table:style-name="ce41">
            <text:p>456</text:p>
          </table:table-cell>
          <table:table-cell office:value-type="string" table:style-name="ce42">
            <text:p>-</text:p>
          </table:table-cell>
          <table:table-cell office:value-type="float" office:value="880" table:style-name="ce41">
            <text:p>880</text:p>
          </table:table-cell>
          <table:table-cell office:value-type="string" table:style-name="ce42">
            <text:p>-</text:p>
          </table:table-cell>
          <table:table-cell office:value-type="float" office:value="976" table:style-name="ce41">
            <text:p>976</text:p>
          </table:table-cell>
          <table:table-cell office:value-type="string" table:style-name="ce42">
            <text:p>-</text:p>
          </table:table-cell>
          <table:table-cell office:value-type="float" office:value="895" table:style-name="ce41">
            <text:p>895</text:p>
          </table:table-cell>
          <table:table-cell office:value-type="string" table:style-name="ce42">
            <text:p>-</text:p>
          </table:table-cell>
          <table:table-cell office:value-type="float" office:value="127" table:style-name="ce41">
            <text:p>127</text:p>
          </table:table-cell>
          <table:table-cell office:value-type="string" table:style-name="ce42">
            <text:p>-</text:p>
          </table:table-cell>
          <table:table-cell office:value-type="float" office:value="3535" table:style-name="ce41">
            <text:p>3.535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9157" table:style-name="ce45">
            <text:p>2.929.157</text:p>
          </table:table-cell>
          <table:table-cell office:value-type="percentage" office:value="1" table:style-name="ce46">
            <text:p>100,0%</text:p>
          </table:table-cell>
          <table:table-cell office:value-type="float" office:value="3925299" table:style-name="ce45">
            <text:p>3.925.299</text:p>
          </table:table-cell>
          <table:table-cell office:value-type="percentage" office:value="0.9912258572819248" table:style-name="ce46">
            <text:p>99,1%</text:p>
          </table:table-cell>
          <table:table-cell office:value-type="float" office:value="5199842" table:style-name="ce45">
            <text:p>5.199.842</text:p>
          </table:table-cell>
          <table:table-cell office:value-type="percentage" office:value="0.97430309916495939" table:style-name="ce46">
            <text:p>97,4%</text:p>
          </table:table-cell>
          <table:table-cell office:value-type="float" office:value="6528357" table:style-name="ce45">
            <text:p>6.528.357</text:p>
          </table:table-cell>
          <table:table-cell office:value-type="percentage" office:value="0.92820602430777222" table:style-name="ce46">
            <text:p>92,8%</text:p>
          </table:table-cell>
          <table:table-cell office:value-type="float" office:value="6701752" table:style-name="ce45">
            <text:p>6.701.752</text:p>
          </table:table-cell>
          <table:table-cell office:value-type="percentage" office:value="0.84921126996502794" table:style-name="ce46">
            <text:p>84,9%</text:p>
          </table:table-cell>
          <table:table-cell office:value-type="float" office:value="4455751" table:style-name="ce45">
            <text:p>4.455.751</text:p>
          </table:table-cell>
          <table:table-cell office:value-type="percentage" office:value="0.71516256653060806" table:style-name="ce46">
            <text:p>71,5%</text:p>
          </table:table-cell>
          <table:table-cell office:value-type="float" office:value="3342858" table:style-name="ce45">
            <text:p>3.342.858</text:p>
          </table:table-cell>
          <table:table-cell office:value-type="percentage" office:value="0.67605690201915614" table:style-name="ce46">
            <text:p>67,6%</text:p>
          </table:table-cell>
          <table:table-cell office:value-type="float" office:value="1784462" table:style-name="ce45">
            <text:p>1.784.462</text:p>
          </table:table-cell>
          <table:table-cell office:value-type="percentage" office:value="0.45888559786004834" table:style-name="ce46">
            <text:p>45,9%</text:p>
          </table:table-cell>
          <table:table-cell office:value-type="float" office:value="34867478" table:style-name="ce45">
            <text:p>34.867.478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2781626809625786" table:style-name="ce46">
            <text:p>82,8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968" table:style-name="ce35">
            <text:p>425.968</text:p>
          </table:table-cell>
          <table:table-cell office:value-type="percentage" office:value="1" table:style-name="ce36">
            <text:p>100,0%</text:p>
          </table:table-cell>
          <table:table-cell office:value-type="float" office:value="645078" table:style-name="ce35">
            <text:p>645.078</text:p>
          </table:table-cell>
          <table:table-cell office:value-type="percentage" office:value="0.99184631777373566" table:style-name="ce36">
            <text:p>99,2%</text:p>
          </table:table-cell>
          <table:table-cell office:value-type="float" office:value="862341" table:style-name="ce35">
            <text:p>862.341</text:p>
          </table:table-cell>
          <table:table-cell office:value-type="percentage" office:value="0.94126925045871457" table:style-name="ce36">
            <text:p>94,1%</text:p>
          </table:table-cell>
          <table:table-cell office:value-type="float" office:value="1120922" table:style-name="ce35">
            <text:p>1.120.922</text:p>
          </table:table-cell>
          <table:table-cell office:value-type="percentage" office:value="0.88608963803762941" table:style-name="ce36">
            <text:p>88,6%</text:p>
          </table:table-cell>
          <table:table-cell office:value-type="float" office:value="1117571" table:style-name="ce35">
            <text:p>1.117.571</text:p>
          </table:table-cell>
          <table:table-cell office:value-type="percentage" office:value="0.80684405760103506" table:style-name="ce36">
            <text:p>80,7%</text:p>
          </table:table-cell>
          <table:table-cell office:value-type="float" office:value="676501" table:style-name="ce35">
            <text:p>676.501</text:p>
          </table:table-cell>
          <table:table-cell office:value-type="percentage" office:value="0.59330899293730932" table:style-name="ce36">
            <text:p>59,3%</text:p>
          </table:table-cell>
          <table:table-cell office:value-type="float" office:value="266155" table:style-name="ce35">
            <text:p>266.155</text:p>
          </table:table-cell>
          <table:table-cell office:value-type="percentage" office:value="0.28659742083318979" table:style-name="ce36">
            <text:p>28,7%</text:p>
          </table:table-cell>
          <table:table-cell office:value-type="float" office:value="11786" table:style-name="ce35">
            <text:p>11.786</text:p>
          </table:table-cell>
          <table:table-cell office:value-type="percentage" office:value="1.5653991794471297E-2" table:style-name="ce36">
            <text:p>1,6%</text:p>
          </table:table-cell>
          <table:table-cell office:value-type="float" office:value="5126322" table:style-name="ce35">
            <text:p>5.126.322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8791454614380754" table:style-name="ce36">
            <text:p>68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328" table:style-name="ce38">
            <text:p>99.328</text:p>
          </table:table-cell>
          <table:table-cell office:value-type="percentage" office:value="1" table:style-name="ce39">
            <text:p>100,0%</text:p>
          </table:table-cell>
          <table:table-cell office:value-type="float" office:value="117784" table:style-name="ce38">
            <text:p>117.784</text:p>
          </table:table-cell>
          <table:table-cell office:value-type="percentage" office:value="0.99015594132234874" table:style-name="ce39">
            <text:p>99,0%</text:p>
          </table:table-cell>
          <table:table-cell office:value-type="float" office:value="146210" table:style-name="ce38">
            <text:p>146.210</text:p>
          </table:table-cell>
          <table:table-cell office:value-type="percentage" office:value="0.93504383917322709" table:style-name="ce39">
            <text:p>93,5%</text:p>
          </table:table-cell>
          <table:table-cell office:value-type="float" office:value="176656" table:style-name="ce38">
            <text:p>176.656</text:p>
          </table:table-cell>
          <table:table-cell office:value-type="percentage" office:value="0.89100501346675676" table:style-name="ce39">
            <text:p>89,1%</text:p>
          </table:table-cell>
          <table:table-cell office:value-type="float" office:value="173222" table:style-name="ce38">
            <text:p>173.222</text:p>
          </table:table-cell>
          <table:table-cell office:value-type="percentage" office:value="0.80589737744425272" table:style-name="ce39">
            <text:p>80,6%</text:p>
          </table:table-cell>
          <table:table-cell office:value-type="float" office:value="99272" table:style-name="ce38">
            <text:p>99.272</text:p>
          </table:table-cell>
          <table:table-cell office:value-type="percentage" office:value="0.60426329693339664" table:style-name="ce39">
            <text:p>60,4%</text:p>
          </table:table-cell>
          <table:table-cell office:value-type="float" office:value="55463" table:style-name="ce38">
            <text:p>55.463</text:p>
          </table:table-cell>
          <table:table-cell office:value-type="percentage" office:value="0.42532649289499314" table:style-name="ce39">
            <text:p>42,5%</text:p>
          </table:table-cell>
          <table:table-cell office:value-type="float" office:value="17135" table:style-name="ce38">
            <text:p>17.135</text:p>
          </table:table-cell>
          <table:table-cell office:value-type="percentage" office:value="0.16618335935757306" table:style-name="ce39">
            <text:p>16,6%</text:p>
          </table:table-cell>
          <table:table-cell office:value-type="float" office:value="885070" table:style-name="ce38">
            <text:p>885.070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4681006535969774" table:style-name="ce39">
            <text:p>7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747" table:style-name="ce38">
            <text:p>87.747</text:p>
          </table:table-cell>
          <table:table-cell office:value-type="percentage" office:value="0.99910049415890512" table:style-name="ce39">
            <text:p>99,9%</text:p>
          </table:table-cell>
          <table:table-cell office:value-type="float" office:value="113432" table:style-name="ce38">
            <text:p>113.432</text:p>
          </table:table-cell>
          <table:table-cell office:value-type="percentage" office:value="1" table:style-name="ce39">
            <text:p>100,0%</text:p>
          </table:table-cell>
          <table:table-cell office:value-type="float" office:value="142706" table:style-name="ce38">
            <text:p>142.706</text:p>
          </table:table-cell>
          <table:table-cell office:value-type="percentage" office:value="0.95358565204608026" table:style-name="ce39">
            <text:p>95,4%</text:p>
          </table:table-cell>
          <table:table-cell office:value-type="float" office:value="145806" table:style-name="ce38">
            <text:p>145.806</text:p>
          </table:table-cell>
          <table:table-cell office:value-type="percentage" office:value="0.89646776722309329" table:style-name="ce39">
            <text:p>89,6%</text:p>
          </table:table-cell>
          <table:table-cell office:value-type="float" office:value="140088" table:style-name="ce38">
            <text:p>140.088</text:p>
          </table:table-cell>
          <table:table-cell office:value-type="percentage" office:value="0.83888546226488536" table:style-name="ce39">
            <text:p>83,9%</text:p>
          </table:table-cell>
          <table:table-cell office:value-type="float" office:value="72621" table:style-name="ce38">
            <text:p>72.621</text:p>
          </table:table-cell>
          <table:table-cell office:value-type="percentage" office:value="0.63451608111768354" table:style-name="ce39">
            <text:p>63,5%</text:p>
          </table:table-cell>
          <table:table-cell office:value-type="float" office:value="24768" table:style-name="ce38">
            <text:p>24.768</text:p>
          </table:table-cell>
          <table:table-cell office:value-type="percentage" office:value="0.31307909140321827" table:style-name="ce39">
            <text:p>31,3%</text:p>
          </table:table-cell>
          <table:table-cell office:value-type="float" office:value="2378" table:style-name="ce38">
            <text:p>2.378</text:p>
          </table:table-cell>
          <table:table-cell office:value-type="percentage" office:value="3.7156250000000002E-2" table:style-name="ce39">
            <text:p>3,7%</text:p>
          </table:table-cell>
          <table:table-cell office:value-type="float" office:value="729546" table:style-name="ce38">
            <text:p>729.54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8115955529714853" table:style-name="ce39">
            <text:p>78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379" table:style-name="ce38">
            <text:p>50.379</text:p>
          </table:table-cell>
          <table:table-cell office:value-type="percentage" office:value="1" table:style-name="ce39">
            <text:p>100,0%</text:p>
          </table:table-cell>
          <table:table-cell office:value-type="float" office:value="77864" table:style-name="ce38">
            <text:p>77.864</text:p>
          </table:table-cell>
          <table:table-cell office:value-type="percentage" office:value="0.96706244721546031" table:style-name="ce39">
            <text:p>96,7%</text:p>
          </table:table-cell>
          <table:table-cell office:value-type="float" office:value="103773" table:style-name="ce38">
            <text:p>103.773</text:p>
          </table:table-cell>
          <table:table-cell office:value-type="percentage" office:value="0.88520101338383195" table:style-name="ce39">
            <text:p>88,5%</text:p>
          </table:table-cell>
          <table:table-cell office:value-type="float" office:value="140813" table:style-name="ce38">
            <text:p>140.813</text:p>
          </table:table-cell>
          <table:table-cell office:value-type="percentage" office:value="0.84930969800418588" table:style-name="ce39">
            <text:p>84,9%</text:p>
          </table:table-cell>
          <table:table-cell office:value-type="float" office:value="149933" table:style-name="ce38">
            <text:p>149.933</text:p>
          </table:table-cell>
          <table:table-cell office:value-type="percentage" office:value="0.72722290126690337" table:style-name="ce39">
            <text:p>72,7%</text:p>
          </table:table-cell>
          <table:table-cell office:value-type="float" office:value="93107" table:style-name="ce38">
            <text:p>93.107</text:p>
          </table:table-cell>
          <table:table-cell office:value-type="percentage" office:value="0.51105183136008603" table:style-name="ce39">
            <text:p>51,1%</text:p>
          </table:table-cell>
          <table:table-cell office:value-type="float" office:value="63917" table:style-name="ce38">
            <text:p>63.917</text:p>
          </table:table-cell>
          <table:table-cell office:value-type="percentage" office:value="0.46336141276768494" table:style-name="ce39">
            <text:p>46,3%</text:p>
          </table:table-cell>
          <table:table-cell office:value-type="float" office:value="30052" table:style-name="ce38">
            <text:p>30.052</text:p>
          </table:table-cell>
          <table:table-cell office:value-type="percentage" office:value="0.31474654377880185" table:style-name="ce39">
            <text:p>31,5%</text:p>
          </table:table-cell>
          <table:table-cell office:value-type="float" office:value="709838" table:style-name="ce38">
            <text:p>709.838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8592195905367548" table:style-name="ce39">
            <text:p>68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795" table:style-name="ce38">
            <text:p>90.795</text:p>
          </table:table-cell>
          <table:table-cell office:value-type="percentage" office:value="1" table:style-name="ce39">
            <text:p>100,0%</text:p>
          </table:table-cell>
          <table:table-cell office:value-type="float" office:value="148213" table:style-name="ce38">
            <text:p>148.213</text:p>
          </table:table-cell>
          <table:table-cell office:value-type="percentage" office:value="0.95911499957937241" table:style-name="ce39">
            <text:p>95,9%</text:p>
          </table:table-cell>
          <table:table-cell office:value-type="float" office:value="206813" table:style-name="ce38">
            <text:p>206.813</text:p>
          </table:table-cell>
          <table:table-cell office:value-type="percentage" office:value="0.8797109216817246" table:style-name="ce39">
            <text:p>88,0%</text:p>
          </table:table-cell>
          <table:table-cell office:value-type="float" office:value="305949" table:style-name="ce38">
            <text:p>305.949</text:p>
          </table:table-cell>
          <table:table-cell office:value-type="percentage" office:value="0.87286312594147986" table:style-name="ce39">
            <text:p>87,3%</text:p>
          </table:table-cell>
          <table:table-cell office:value-type="float" office:value="289019" table:style-name="ce38">
            <text:p>289.019</text:p>
          </table:table-cell>
          <table:table-cell office:value-type="percentage" office:value="0.7450402656190388" table:style-name="ce39">
            <text:p>74,5%</text:p>
          </table:table-cell>
          <table:table-cell office:value-type="float" office:value="172501" table:style-name="ce38">
            <text:p>172.501</text:p>
          </table:table-cell>
          <table:table-cell office:value-type="percentage" office:value="0.55478333022442061" table:style-name="ce39">
            <text:p>55,5%</text:p>
          </table:table-cell>
          <table:table-cell office:value-type="float" office:value="100015" table:style-name="ce38">
            <text:p>100.015</text:p>
          </table:table-cell>
          <table:table-cell office:value-type="percentage" office:value="0.39728220283775839" table:style-name="ce39">
            <text:p>39,7%</text:p>
          </table:table-cell>
          <table:table-cell office:value-type="float" office:value="17228" table:style-name="ce38">
            <text:p>17.228</text:p>
          </table:table-cell>
          <table:table-cell office:value-type="percentage" office:value="9.581917384605973E-2" table:style-name="ce39">
            <text:p>9,6%</text:p>
          </table:table-cell>
          <table:table-cell office:value-type="float" office:value="1330533" table:style-name="ce38">
            <text:p>1.330.533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7857539930660038" table:style-name="ce39">
            <text:p>67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48" table:style-name="ce38">
            <text:p>41.848</text:p>
          </table:table-cell>
          <table:table-cell office:value-type="percentage" office:value="1" table:style-name="ce39">
            <text:p>100,0%</text:p>
          </table:table-cell>
          <table:table-cell office:value-type="float" office:value="55589" table:style-name="ce38">
            <text:p>55.589</text:p>
          </table:table-cell>
          <table:table-cell office:value-type="percentage" office:value="1" table:style-name="ce39">
            <text:p>100,0%</text:p>
          </table:table-cell>
          <table:table-cell office:value-type="float" office:value="74333" table:style-name="ce38">
            <text:p>74.333</text:p>
          </table:table-cell>
          <table:table-cell office:value-type="percentage" office:value="0.96105759906910593" table:style-name="ce39">
            <text:p>96,1%</text:p>
          </table:table-cell>
          <table:table-cell office:value-type="float" office:value="80493" table:style-name="ce38">
            <text:p>80.493</text:p>
          </table:table-cell>
          <table:table-cell office:value-type="percentage" office:value="0.89472455648926241" table:style-name="ce39">
            <text:p>89,5%</text:p>
          </table:table-cell>
          <table:table-cell office:value-type="float" office:value="79769" table:style-name="ce38">
            <text:p>79.769</text:p>
          </table:table-cell>
          <table:table-cell office:value-type="percentage" office:value="0.81589256308236757" table:style-name="ce39">
            <text:p>81,6%</text:p>
          </table:table-cell>
          <table:table-cell office:value-type="float" office:value="32825" table:style-name="ce38">
            <text:p>32.825</text:p>
          </table:table-cell>
          <table:table-cell office:value-type="percentage" office:value="0.46578122117690463" table:style-name="ce39">
            <text:p>46,6%</text:p>
          </table:table-cell>
          <table:table-cell office:value-type="float" office:value="7576" table:style-name="ce38">
            <text:p>7.576</text:p>
          </table:table-cell>
          <table:table-cell office:value-type="percentage" office:value="0.15000495000495001" table:style-name="ce39">
            <text:p>15,0%</text:p>
          </table:table-cell>
          <table:table-cell office:value-type="float" office:value="711" table:style-name="ce38">
            <text:p>711</text:p>
          </table:table-cell>
          <table:table-cell office:value-type="percentage" office:value="1.6172690671701202E-2" table:style-name="ce39">
            <text:p>1,6%</text:p>
          </table:table-cell>
          <table:table-cell office:value-type="float" office:value="373144" table:style-name="ce38">
            <text:p>373.144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1193432126183154" table:style-name="ce39">
            <text:p>71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061" table:style-name="ce38">
            <text:p>226.061</text:p>
          </table:table-cell>
          <table:table-cell office:value-type="percentage" office:value="1" table:style-name="ce39">
            <text:p>100,0%</text:p>
          </table:table-cell>
          <table:table-cell office:value-type="float" office:value="248018" table:style-name="ce38">
            <text:p>248.018</text:p>
          </table:table-cell>
          <table:table-cell office:value-type="percentage" office:value="1" table:style-name="ce39">
            <text:p>100,0%</text:p>
          </table:table-cell>
          <table:table-cell office:value-type="float" office:value="307665" table:style-name="ce38">
            <text:p>307.665</text:p>
          </table:table-cell>
          <table:table-cell office:value-type="percentage" office:value="0.96575374715530093" table:style-name="ce39">
            <text:p>96,6%</text:p>
          </table:table-cell>
          <table:table-cell office:value-type="float" office:value="339543" table:style-name="ce38">
            <text:p>339.543</text:p>
          </table:table-cell>
          <table:table-cell office:value-type="percentage" office:value="0.89077982553945034" table:style-name="ce39">
            <text:p>89,1%</text:p>
          </table:table-cell>
          <table:table-cell office:value-type="float" office:value="301653" table:style-name="ce38">
            <text:p>301.653</text:p>
          </table:table-cell>
          <table:table-cell office:value-type="percentage" office:value="0.83030236302830951" table:style-name="ce39">
            <text:p>83,0%</text:p>
          </table:table-cell>
          <table:table-cell office:value-type="float" office:value="155598" table:style-name="ce38">
            <text:p>155.598</text:p>
          </table:table-cell>
          <table:table-cell office:value-type="percentage" office:value="0.58106003741835743" table:style-name="ce39">
            <text:p>58,1%</text:p>
          </table:table-cell>
          <table:table-cell office:value-type="float" office:value="48018" table:style-name="ce38">
            <text:p>48.018</text:p>
          </table:table-cell>
          <table:table-cell office:value-type="percentage" office:value="0.22756698861643745" table:style-name="ce39">
            <text:p>22,8%</text:p>
          </table:table-cell>
          <table:table-cell office:value-type="float" office:value="3822" table:style-name="ce38">
            <text:p>3.822</text:p>
          </table:table-cell>
          <table:table-cell office:value-type="percentage" office:value="2.3115723772544183E-2" table:style-name="ce39">
            <text:p>2,3%</text:p>
          </table:table-cell>
          <table:table-cell office:value-type="float" office:value="1630378" table:style-name="ce38">
            <text:p>1.630.378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4916749109593417" table:style-name="ce39">
            <text:p>7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64" table:style-name="ce38">
            <text:p>135.564</text:p>
          </table:table-cell>
          <table:table-cell office:value-type="percentage" office:value="1" table:style-name="ce39">
            <text:p>100,0%</text:p>
          </table:table-cell>
          <table:table-cell office:value-type="float" office:value="156364" table:style-name="ce38">
            <text:p>156.364</text:p>
          </table:table-cell>
          <table:table-cell office:value-type="percentage" office:value="0.98279709115593239" table:style-name="ce39">
            <text:p>98,3%</text:p>
          </table:table-cell>
          <table:table-cell office:value-type="float" office:value="208139" table:style-name="ce38">
            <text:p>208.139</text:p>
          </table:table-cell>
          <table:table-cell office:value-type="percentage" office:value="0.95282543809855158" table:style-name="ce39">
            <text:p>95,3%</text:p>
          </table:table-cell>
          <table:table-cell office:value-type="float" office:value="270544" table:style-name="ce38">
            <text:p>270.544</text:p>
          </table:table-cell>
          <table:table-cell office:value-type="percentage" office:value="0.87988083700297259" table:style-name="ce39">
            <text:p>88,0%</text:p>
          </table:table-cell>
          <table:table-cell office:value-type="float" office:value="263247" table:style-name="ce38">
            <text:p>263.247</text:p>
          </table:table-cell>
          <table:table-cell office:value-type="percentage" office:value="0.79625837479771933" table:style-name="ce39">
            <text:p>79,6%</text:p>
          </table:table-cell>
          <table:table-cell office:value-type="float" office:value="163106" table:style-name="ce38">
            <text:p>163.106</text:p>
          </table:table-cell>
          <table:table-cell office:value-type="percentage" office:value="0.61340874987307303" table:style-name="ce39">
            <text:p>61,3%</text:p>
          </table:table-cell>
          <table:table-cell office:value-type="float" office:value="92003" table:style-name="ce38">
            <text:p>92.003</text:p>
          </table:table-cell>
          <table:table-cell office:value-type="percentage" office:value="0.42185988289184689" table:style-name="ce39">
            <text:p>42,2%</text:p>
          </table:table-cell>
          <table:table-cell office:value-type="float" office:value="10791" table:style-name="ce38">
            <text:p>10.791</text:p>
          </table:table-cell>
          <table:table-cell office:value-type="percentage" office:value="6.202722277148047E-2" table:style-name="ce39">
            <text:p>6,2%</text:p>
          </table:table-cell>
          <table:table-cell office:value-type="float" office:value="1299758" table:style-name="ce38">
            <text:p>1.299.758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1858110200001768" table:style-name="ce39">
            <text:p>7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865" table:style-name="ce38">
            <text:p>449.865</text:p>
          </table:table-cell>
          <table:table-cell office:value-type="percentage" office:value="1" table:style-name="ce39">
            <text:p>100,0%</text:p>
          </table:table-cell>
          <table:table-cell office:value-type="float" office:value="606937" table:style-name="ce38">
            <text:p>606.937</text:p>
          </table:table-cell>
          <table:table-cell office:value-type="percentage" office:value="0.95536698085289917" table:style-name="ce39">
            <text:p>95,5%</text:p>
          </table:table-cell>
          <table:table-cell office:value-type="float" office:value="760579" table:style-name="ce38">
            <text:p>760.579</text:p>
          </table:table-cell>
          <table:table-cell office:value-type="percentage" office:value="0.90806295249192914" table:style-name="ce39">
            <text:p>90,8%</text:p>
          </table:table-cell>
          <table:table-cell office:value-type="float" office:value="926516" table:style-name="ce38">
            <text:p>926.516</text:p>
          </table:table-cell>
          <table:table-cell office:value-type="percentage" office:value="0.84862884463902988" table:style-name="ce39">
            <text:p>84,9%</text:p>
          </table:table-cell>
          <table:table-cell office:value-type="float" office:value="1015673" table:style-name="ce38">
            <text:p>1.015.673</text:p>
          </table:table-cell>
          <table:table-cell office:value-type="percentage" office:value="0.77134546669653803" table:style-name="ce39">
            <text:p>77,1%</text:p>
          </table:table-cell>
          <table:table-cell office:value-type="float" office:value="543013" table:style-name="ce38">
            <text:p>543.013</text:p>
          </table:table-cell>
          <table:table-cell office:value-type="percentage" office:value="0.51980276685441662" table:style-name="ce39">
            <text:p>52,0%</text:p>
          </table:table-cell>
          <table:table-cell office:value-type="float" office:value="343630" table:style-name="ce38">
            <text:p>343.630</text:p>
          </table:table-cell>
          <table:table-cell office:value-type="percentage" office:value="0.40960265098011167" table:style-name="ce39">
            <text:p>41,0%</text:p>
          </table:table-cell>
          <table:table-cell office:value-type="float" office:value="116690" table:style-name="ce38">
            <text:p>116.690</text:p>
          </table:table-cell>
          <table:table-cell office:value-type="percentage" office:value="0.1778360963536666" table:style-name="ce39">
            <text:p>17,8%</text:p>
          </table:table-cell>
          <table:table-cell office:value-type="float" office:value="4762903" table:style-name="ce38">
            <text:p>4.762.903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9345564297736284" table:style-name="ce39">
            <text:p>69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846" table:style-name="ce38">
            <text:p>291.846</text:p>
          </table:table-cell>
          <table:table-cell office:value-type="percentage" office:value="1" table:style-name="ce39">
            <text:p>100,0%</text:p>
          </table:table-cell>
          <table:table-cell office:value-type="float" office:value="428800" table:style-name="ce38">
            <text:p>428.800</text:p>
          </table:table-cell>
          <table:table-cell office:value-type="percentage" office:value="0.97930398161977972" table:style-name="ce39">
            <text:p>97,9%</text:p>
          </table:table-cell>
          <table:table-cell office:value-type="float" office:value="536909" table:style-name="ce38">
            <text:p>536.909</text:p>
          </table:table-cell>
          <table:table-cell office:value-type="percentage" office:value="0.92454470939923683" table:style-name="ce39">
            <text:p>92,5%</text:p>
          </table:table-cell>
          <table:table-cell office:value-type="float" office:value="694135" table:style-name="ce38">
            <text:p>694.135</text:p>
          </table:table-cell>
          <table:table-cell office:value-type="percentage" office:value="0.92264207120773489" table:style-name="ce39">
            <text:p>92,3%</text:p>
          </table:table-cell>
          <table:table-cell office:value-type="float" office:value="706837" table:style-name="ce38">
            <text:p>706.837</text:p>
          </table:table-cell>
          <table:table-cell office:value-type="percentage" office:value="0.83002226428742543" table:style-name="ce39">
            <text:p>83,0%</text:p>
          </table:table-cell>
          <table:table-cell office:value-type="float" office:value="326846" table:style-name="ce38">
            <text:p>326.846</text:p>
          </table:table-cell>
          <table:table-cell office:value-type="percentage" office:value="0.50380187403951238" table:style-name="ce39">
            <text:p>50,4%</text:p>
          </table:table-cell>
          <table:table-cell office:value-type="float" office:value="90545" table:style-name="ce38">
            <text:p>90.545</text:p>
          </table:table-cell>
          <table:table-cell office:value-type="percentage" office:value="0.17543196816281295" table:style-name="ce39">
            <text:p>17,5%</text:p>
          </table:table-cell>
          <table:table-cell office:value-type="float" office:value="15523" table:style-name="ce38">
            <text:p>15.523</text:p>
          </table:table-cell>
          <table:table-cell office:value-type="percentage" office:value="3.6565056497640927E-2" table:style-name="ce39">
            <text:p>3,7%</text:p>
          </table:table-cell>
          <table:table-cell office:value-type="float" office:value="3091441" table:style-name="ce38">
            <text:p>3.091.441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8875331154857378" table:style-name="ce39">
            <text:p>68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000" table:style-name="ce38">
            <text:p>77.000</text:p>
          </table:table-cell>
          <table:table-cell office:value-type="percentage" office:value="1" table:style-name="ce39">
            <text:p>100,0%</text:p>
          </table:table-cell>
          <table:table-cell office:value-type="float" office:value="94973" table:style-name="ce38">
            <text:p>94.973</text:p>
          </table:table-cell>
          <table:table-cell office:value-type="percentage" office:value="1" table:style-name="ce39">
            <text:p>100,0%</text:p>
          </table:table-cell>
          <table:table-cell office:value-type="float" office:value="128691" table:style-name="ce38">
            <text:p>128.691</text:p>
          </table:table-cell>
          <table:table-cell office:value-type="percentage" office:value="1.0270876397679114" table:style-name="ce39">
            <text:p>102,7%</text:p>
          </table:table-cell>
          <table:table-cell office:value-type="float" office:value="157348" table:style-name="ce38">
            <text:p>157.348</text:p>
          </table:table-cell>
          <table:table-cell office:value-type="percentage" office:value="0.92986478819969742" table:style-name="ce39">
            <text:p>93,0%</text:p>
          </table:table-cell>
          <table:table-cell office:value-type="float" office:value="140209" table:style-name="ce38">
            <text:p>140.209</text:p>
          </table:table-cell>
          <table:table-cell office:value-type="percentage" office:value="0.87908636061544632" table:style-name="ce39">
            <text:p>87,9%</text:p>
          </table:table-cell>
          <table:table-cell office:value-type="float" office:value="93852" table:style-name="ce38">
            <text:p>93.852</text:p>
          </table:table-cell>
          <table:table-cell office:value-type="percentage" office:value="0.70312183939046591" table:style-name="ce39">
            <text:p>70,3%</text:p>
          </table:table-cell>
          <table:table-cell office:value-type="float" office:value="33953" table:style-name="ce38">
            <text:p>33.953</text:p>
          </table:table-cell>
          <table:table-cell office:value-type="percentage" office:value="0.29962054359336393" table:style-name="ce39">
            <text:p>30,0%</text:p>
          </table:table-cell>
          <table:table-cell office:value-type="float" office:value="2882" table:style-name="ce38">
            <text:p>2.882</text:p>
          </table:table-cell>
          <table:table-cell office:value-type="percentage" office:value="3.4005899705014747E-2" table:style-name="ce39">
            <text:p>3,4%</text:p>
          </table:table-cell>
          <table:table-cell office:value-type="float" office:value="728908" table:style-name="ce38">
            <text:p>728.908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6450567787908374" table:style-name="ce39">
            <text:p>76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670" table:style-name="ce38">
            <text:p>239.670</text:p>
          </table:table-cell>
          <table:table-cell office:value-type="percentage" office:value="1" table:style-name="ce39">
            <text:p>100,0%</text:p>
          </table:table-cell>
          <table:table-cell office:value-type="float" office:value="288708" table:style-name="ce38">
            <text:p>288.708</text:p>
          </table:table-cell>
          <table:table-cell office:value-type="percentage" office:value="0.99636253200902813" table:style-name="ce39">
            <text:p>99,6%</text:p>
          </table:table-cell>
          <table:table-cell office:value-type="float" office:value="336826" table:style-name="ce38">
            <text:p>336.826</text:p>
          </table:table-cell>
          <table:table-cell office:value-type="percentage" office:value="0.97088436472226147" table:style-name="ce39">
            <text:p>97,1%</text:p>
          </table:table-cell>
          <table:table-cell office:value-type="float" office:value="380184" table:style-name="ce38">
            <text:p>380.184</text:p>
          </table:table-cell>
          <table:table-cell office:value-type="percentage" office:value="0.93666987772519084" table:style-name="ce39">
            <text:p>93,7%</text:p>
          </table:table-cell>
          <table:table-cell office:value-type="float" office:value="386633" table:style-name="ce38">
            <text:p>386.633</text:p>
          </table:table-cell>
          <table:table-cell office:value-type="percentage" office:value="0.87232554414163588" table:style-name="ce39">
            <text:p>87,2%</text:p>
          </table:table-cell>
          <table:table-cell office:value-type="float" office:value="185435" table:style-name="ce38">
            <text:p>185.435</text:p>
          </table:table-cell>
          <table:table-cell office:value-type="percentage" office:value="0.57337790036115366" table:style-name="ce39">
            <text:p>57,3%</text:p>
          </table:table-cell>
          <table:table-cell office:value-type="float" office:value="31412" table:style-name="ce38">
            <text:p>31.412</text:p>
          </table:table-cell>
          <table:table-cell office:value-type="percentage" office:value="0.1359938696256402" table:style-name="ce39">
            <text:p>13,6%</text:p>
          </table:table-cell>
          <table:table-cell office:value-type="float" office:value="2557" table:style-name="ce38">
            <text:p>2.557</text:p>
          </table:table-cell>
          <table:table-cell office:value-type="percentage" office:value="1.4205003138766825E-2" table:style-name="ce39">
            <text:p>1,4%</text:p>
          </table:table-cell>
          <table:table-cell office:value-type="float" office:value="1851425" table:style-name="ce38">
            <text:p>1.851.425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542991496832141" table:style-name="ce39">
            <text:p>75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97" table:style-name="ce38">
            <text:p>23.097</text:p>
          </table:table-cell>
          <table:table-cell office:value-type="percentage" office:value="1" table:style-name="ce39">
            <text:p>100,0%</text:p>
          </table:table-cell>
          <table:table-cell office:value-type="float" office:value="28438" table:style-name="ce38">
            <text:p>28.438</text:p>
          </table:table-cell>
          <table:table-cell office:value-type="percentage" office:value="1" table:style-name="ce39">
            <text:p>100,0%</text:p>
          </table:table-cell>
          <table:table-cell office:value-type="float" office:value="36140" table:style-name="ce38">
            <text:p>36.140</text:p>
          </table:table-cell>
          <table:table-cell office:value-type="percentage" office:value="0.95816321119889702" table:style-name="ce39">
            <text:p>95,8%</text:p>
          </table:table-cell>
          <table:table-cell office:value-type="float" office:value="43278" table:style-name="ce38">
            <text:p>43.278</text:p>
          </table:table-cell>
          <table:table-cell office:value-type="percentage" office:value="0.90798086606243711" table:style-name="ce39">
            <text:p>90,8%</text:p>
          </table:table-cell>
          <table:table-cell office:value-type="float" office:value="43286" table:style-name="ce38">
            <text:p>43.286</text:p>
          </table:table-cell>
          <table:table-cell office:value-type="percentage" office:value="0.81753451564772317" table:style-name="ce39">
            <text:p>81,8%</text:p>
          </table:table-cell>
          <table:table-cell office:value-type="float" office:value="21604" table:style-name="ce38">
            <text:p>21.604</text:p>
          </table:table-cell>
          <table:table-cell office:value-type="percentage" office:value="0.54945446221928329" table:style-name="ce39">
            <text:p>54,9%</text:p>
          </table:table-cell>
          <table:table-cell office:value-type="float" office:value="7756" table:style-name="ce38">
            <text:p>7.756</text:p>
          </table:table-cell>
          <table:table-cell office:value-type="percentage" office:value="0.2546457416770635" table:style-name="ce39">
            <text:p>25,5%</text:p>
          </table:table-cell>
          <table:table-cell office:value-type="float" office:value="1500" table:style-name="ce38">
            <text:p>1.500</text:p>
          </table:table-cell>
          <table:table-cell office:value-type="percentage" office:value="5.8749804167319446E-2" table:style-name="ce39">
            <text:p>5,9%</text:p>
          </table:table-cell>
          <table:table-cell office:value-type="float" office:value="205099" table:style-name="ce38">
            <text:p>205.099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2225587209916542" table:style-name="ce39">
            <text:p>72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184" table:style-name="ce38">
            <text:p>369.184</text:p>
          </table:table-cell>
          <table:table-cell office:value-type="percentage" office:value="1" table:style-name="ce39">
            <text:p>100,0%</text:p>
          </table:table-cell>
          <table:table-cell office:value-type="float" office:value="505685" table:style-name="ce38">
            <text:p>505.685</text:p>
          </table:table-cell>
          <table:table-cell office:value-type="percentage" office:value="0.96123030483898864" table:style-name="ce39">
            <text:p>96,1%</text:p>
          </table:table-cell>
          <table:table-cell office:value-type="float" office:value="664616" table:style-name="ce38">
            <text:p>664.616</text:p>
          </table:table-cell>
          <table:table-cell office:value-type="percentage" office:value="0.94496554214777562" table:style-name="ce39">
            <text:p>94,5%</text:p>
          </table:table-cell>
          <table:table-cell office:value-type="float" office:value="905867" table:style-name="ce38">
            <text:p>905.867</text:p>
          </table:table-cell>
          <table:table-cell office:value-type="percentage" office:value="0.93121179132447829" table:style-name="ce39">
            <text:p>93,1%</text:p>
          </table:table-cell>
          <table:table-cell office:value-type="float" office:value="939564" table:style-name="ce38">
            <text:p>939.564</text:p>
          </table:table-cell>
          <table:table-cell office:value-type="percentage" office:value="0.80582107102149192" table:style-name="ce39">
            <text:p>80,6%</text:p>
          </table:table-cell>
          <table:table-cell office:value-type="float" office:value="558097" table:style-name="ce38">
            <text:p>558.097</text:p>
          </table:table-cell>
          <table:table-cell office:value-type="percentage" office:value="0.58769323111916094" table:style-name="ce39">
            <text:p>58,8%</text:p>
          </table:table-cell>
          <table:table-cell office:value-type="float" office:value="302754" table:style-name="ce38">
            <text:p>302.754</text:p>
          </table:table-cell>
          <table:table-cell office:value-type="percentage" office:value="0.40776322435098827" table:style-name="ce39">
            <text:p>40,8%</text:p>
          </table:table-cell>
          <table:table-cell office:value-type="float" office:value="60855" table:style-name="ce38">
            <text:p>60.855</text:p>
          </table:table-cell>
          <table:table-cell office:value-type="percentage" office:value="0.10993745732031174" table:style-name="ce39">
            <text:p>11,0%</text:p>
          </table:table-cell>
          <table:table-cell office:value-type="float" office:value="4306622" table:style-name="ce38">
            <text:p>4.306.622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2041943566819122" table:style-name="ce39">
            <text:p>72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480" table:style-name="ce38">
            <text:p>72.480</text:p>
          </table:table-cell>
          <table:table-cell office:value-type="percentage" office:value="1" table:style-name="ce39">
            <text:p>100,0%</text:p>
          </table:table-cell>
          <table:table-cell office:value-type="float" office:value="99816" table:style-name="ce38">
            <text:p>99.816</text:p>
          </table:table-cell>
          <table:table-cell office:value-type="percentage" office:value="0.97003858152168632" table:style-name="ce39">
            <text:p>97,0%</text:p>
          </table:table-cell>
          <table:table-cell office:value-type="float" office:value="132719" table:style-name="ce38">
            <text:p>132.719</text:p>
          </table:table-cell>
          <table:table-cell office:value-type="percentage" office:value="0.90340959369405549" table:style-name="ce39">
            <text:p>90,3%</text:p>
          </table:table-cell>
          <table:table-cell office:value-type="float" office:value="189419" table:style-name="ce38">
            <text:p>189.419</text:p>
          </table:table-cell>
          <table:table-cell office:value-type="percentage" office:value="0.88822354353453126" table:style-name="ce39">
            <text:p>88,8%</text:p>
          </table:table-cell>
          <table:table-cell office:value-type="float" office:value="200815" table:style-name="ce38">
            <text:p>200.815</text:p>
          </table:table-cell>
          <table:table-cell office:value-type="percentage" office:value="0.79012185381476807" table:style-name="ce39">
            <text:p>79,0%</text:p>
          </table:table-cell>
          <table:table-cell office:value-type="float" office:value="118554" table:style-name="ce38">
            <text:p>118.554</text:p>
          </table:table-cell>
          <table:table-cell office:value-type="percentage" office:value="0.56723587699698086" table:style-name="ce39">
            <text:p>56,7%</text:p>
          </table:table-cell>
          <table:table-cell office:value-type="float" office:value="49634" table:style-name="ce38">
            <text:p>49.634</text:p>
          </table:table-cell>
          <table:table-cell office:value-type="percentage" office:value="0.28815428916446056" table:style-name="ce39">
            <text:p>28,8%</text:p>
          </table:table-cell>
          <table:table-cell office:value-type="float" office:value="1817" table:style-name="ce38">
            <text:p>1.817</text:p>
          </table:table-cell>
          <table:table-cell office:value-type="percentage" office:value="1.2805333558853792E-2" table:style-name="ce39">
            <text:p>1,3%</text:p>
          </table:table-cell>
          <table:table-cell office:value-type="float" office:value="865254" table:style-name="ce38">
            <text:p>865.254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6043016875334415" table:style-name="ce39">
            <text:p>6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48" table:style-name="ce38">
            <text:p>41.948</text:p>
          </table:table-cell>
          <table:table-cell office:value-type="percentage" office:value="1" table:style-name="ce39">
            <text:p>100,0%</text:p>
          </table:table-cell>
          <table:table-cell office:value-type="float" office:value="55545" table:style-name="ce38">
            <text:p>55.545</text:p>
          </table:table-cell>
          <table:table-cell office:value-type="percentage" office:value="0.9955728419845139" table:style-name="ce39">
            <text:p>99,6%</text:p>
          </table:table-cell>
          <table:table-cell office:value-type="float" office:value="69183" table:style-name="ce38">
            <text:p>69.183</text:p>
          </table:table-cell>
          <table:table-cell office:value-type="percentage" office:value="0.93688045067981152" table:style-name="ce39">
            <text:p>93,7%</text:p>
          </table:table-cell>
          <table:table-cell office:value-type="float" office:value="87784" table:style-name="ce38">
            <text:p>87.784</text:p>
          </table:table-cell>
          <table:table-cell office:value-type="percentage" office:value="0.90785364138416036" table:style-name="ce39">
            <text:p>90,8%</text:p>
          </table:table-cell>
          <table:table-cell office:value-type="float" office:value="88514" table:style-name="ce38">
            <text:p>88.514</text:p>
          </table:table-cell>
          <table:table-cell office:value-type="percentage" office:value="0.81955889705746188" table:style-name="ce39">
            <text:p>82,0%</text:p>
          </table:table-cell>
          <table:table-cell office:value-type="float" office:value="51451" table:style-name="ce38">
            <text:p>51.451</text:p>
          </table:table-cell>
          <table:table-cell office:value-type="percentage" office:value="0.63253463812837318" table:style-name="ce39">
            <text:p>63,3%</text:p>
          </table:table-cell>
          <table:table-cell office:value-type="float" office:value="30091" table:style-name="ce38">
            <text:p>30.091</text:p>
          </table:table-cell>
          <table:table-cell office:value-type="percentage" office:value="0.44168978525401087" table:style-name="ce39">
            <text:p>44,2%</text:p>
          </table:table-cell>
          <table:table-cell office:value-type="float" office:value="5904" table:style-name="ce38">
            <text:p>5.904</text:p>
          </table:table-cell>
          <table:table-cell office:value-type="percentage" office:value="0.10470312832517557" table:style-name="ce39">
            <text:p>10,5%</text:p>
          </table:table-cell>
          <table:table-cell office:value-type="float" office:value="430420" table:style-name="ce38">
            <text:p>430.420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4037505547394533" table:style-name="ce39">
            <text:p>74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410" table:style-name="ce38">
            <text:p>161.410</text:p>
          </table:table-cell>
          <table:table-cell office:value-type="percentage" office:value="1.0219056663501107" table:style-name="ce39">
            <text:p>102,2%</text:p>
          </table:table-cell>
          <table:table-cell office:value-type="float" office:value="211488" table:style-name="ce38">
            <text:p>211.488</text:p>
          </table:table-cell>
          <table:table-cell office:value-type="percentage" office:value="0.99252396975797941" table:style-name="ce39">
            <text:p>99,3%</text:p>
          </table:table-cell>
          <table:table-cell office:value-type="float" office:value="268915" table:style-name="ce38">
            <text:p>268.915</text:p>
          </table:table-cell>
          <table:table-cell office:value-type="percentage" office:value="0.96000271313263297" table:style-name="ce39">
            <text:p>96,0%</text:p>
          </table:table-cell>
          <table:table-cell office:value-type="float" office:value="309627" table:style-name="ce38">
            <text:p>309.627</text:p>
          </table:table-cell>
          <table:table-cell office:value-type="percentage" office:value="0.91072925521432335" table:style-name="ce39">
            <text:p>91,1%</text:p>
          </table:table-cell>
          <table:table-cell office:value-type="float" office:value="299092" table:style-name="ce38">
            <text:p>299.092</text:p>
          </table:table-cell>
          <table:table-cell office:value-type="percentage" office:value="0.82591754962955599" table:style-name="ce39">
            <text:p>82,6%</text:p>
          </table:table-cell>
          <table:table-cell office:value-type="float" office:value="147422" table:style-name="ce38">
            <text:p>147.422</text:p>
          </table:table-cell>
          <table:table-cell office:value-type="percentage" office:value="0.56582598649743032" table:style-name="ce39">
            <text:p>56,6%</text:p>
          </table:table-cell>
          <table:table-cell office:value-type="float" office:value="52289" table:style-name="ce38">
            <text:p>52.289</text:p>
          </table:table-cell>
          <table:table-cell office:value-type="percentage" office:value="0.25945498030109065" table:style-name="ce39">
            <text:p>25,9%</text:p>
          </table:table-cell>
          <table:table-cell office:value-type="float" office:value="12475" table:style-name="ce38">
            <text:p>12.475</text:p>
          </table:table-cell>
          <table:table-cell office:value-type="percentage" office:value="7.3989063259907714E-2" table:style-name="ce39">
            <text:p>7,4%</text:p>
          </table:table-cell>
          <table:table-cell office:value-type="float" office:value="1462718" table:style-name="ce38">
            <text:p>1.462.718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3727823833648443" table:style-name="ce39">
            <text:p>73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1" table:style-name="ce38">
            <text:p>2.351</text:p>
          </table:table-cell>
          <table:table-cell office:value-type="percentage" office:value="0.90249520153550866" table:style-name="ce39">
            <text:p>90,2%</text:p>
          </table:table-cell>
          <table:table-cell office:value-type="float" office:value="3807" table:style-name="ce38">
            <text:p>3.807</text:p>
          </table:table-cell>
          <table:table-cell office:value-type="percentage" office:value="0.88165817508105604" table:style-name="ce39">
            <text:p>88,2%</text:p>
          </table:table-cell>
          <table:table-cell office:value-type="float" office:value="7113" table:style-name="ce38">
            <text:p>7.113</text:p>
          </table:table-cell>
          <table:table-cell office:value-type="percentage" office:value="0.90530736922489496" table:style-name="ce39">
            <text:p>90,5%</text:p>
          </table:table-cell>
          <table:table-cell office:value-type="float" office:value="9842" table:style-name="ce38">
            <text:p>9.842</text:p>
          </table:table-cell>
          <table:table-cell office:value-type="percentage" office:value="0.85167878158532362" table:style-name="ce39">
            <text:p>85,2%</text:p>
          </table:table-cell>
          <table:table-cell office:value-type="float" office:value="9864" table:style-name="ce38">
            <text:p>9.864</text:p>
          </table:table-cell>
          <table:table-cell office:value-type="percentage" office:value="0.78025628856193641" table:style-name="ce39">
            <text:p>78,0%</text:p>
          </table:table-cell>
          <table:table-cell office:value-type="float" office:value="7343" table:style-name="ce38">
            <text:p>7.343</text:p>
          </table:table-cell>
          <table:table-cell office:value-type="percentage" office:value="0.61737010257272573" table:style-name="ce39">
            <text:p>61,7%</text:p>
          </table:table-cell>
          <table:table-cell office:value-type="float" office:value="6298" table:style-name="ce38">
            <text:p>6.298</text:p>
          </table:table-cell>
          <table:table-cell office:value-type="percentage" office:value="0.57426825932342485" table:style-name="ce39">
            <text:p>57,4%</text:p>
          </table:table-cell>
          <table:table-cell office:value-type="float" office:value="2754" table:style-name="ce38">
            <text:p>2.754</text:p>
          </table:table-cell>
          <table:table-cell office:value-type="percentage" office:value="0.30177514792899407" table:style-name="ce39">
            <text:p>30,2%</text:p>
          </table:table-cell>
          <table:table-cell office:value-type="float" office:value="49372" table:style-name="ce38">
            <text:p>49.37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9572324385260342" table:style-name="ce39">
            <text:p>69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38" table:style-name="ce38">
            <text:p>1.938</text:p>
          </table:table-cell>
          <table:table-cell office:value-type="percentage" office:value="0.82503192848020435" table:style-name="ce39">
            <text:p>82,5%</text:p>
          </table:table-cell>
          <table:table-cell office:value-type="float" office:value="3195" table:style-name="ce38">
            <text:p>3.195</text:p>
          </table:table-cell>
          <table:table-cell office:value-type="percentage" office:value="0.85245464247598723" table:style-name="ce39">
            <text:p>85,2%</text:p>
          </table:table-cell>
          <table:table-cell office:value-type="float" office:value="6811" table:style-name="ce38">
            <text:p>6.811</text:p>
          </table:table-cell>
          <table:table-cell office:value-type="percentage" office:value="0.87019292193688513" table:style-name="ce39">
            <text:p>87,0%</text:p>
          </table:table-cell>
          <table:table-cell office:value-type="float" office:value="9144" table:style-name="ce38">
            <text:p>9.144</text:p>
          </table:table-cell>
          <table:table-cell office:value-type="percentage" office:value="0.80927515709354814" table:style-name="ce39">
            <text:p>80,9%</text:p>
          </table:table-cell>
          <table:table-cell office:value-type="float" office:value="9270" table:style-name="ce38">
            <text:p>9.270</text:p>
          </table:table-cell>
          <table:table-cell office:value-type="percentage" office:value="0.77237127145475759" table:style-name="ce39">
            <text:p>77,2%</text:p>
          </table:table-cell>
          <table:table-cell office:value-type="float" office:value="7340" table:style-name="ce38">
            <text:p>7.340</text:p>
          </table:table-cell>
          <table:table-cell office:value-type="percentage" office:value="0.60496167477128493" table:style-name="ce39">
            <text:p>60,5%</text:p>
          </table:table-cell>
          <table:table-cell office:value-type="float" office:value="6445" table:style-name="ce38">
            <text:p>6.445</text:p>
          </table:table-cell>
          <table:table-cell office:value-type="percentage" office:value="0.53730721133805748" table:style-name="ce39">
            <text:p>53,7%</text:p>
          </table:table-cell>
          <table:table-cell office:value-type="float" office:value="3004" table:style-name="ce38">
            <text:p>3.004</text:p>
          </table:table-cell>
          <table:table-cell office:value-type="percentage" office:value="0.31376645080426152" table:style-name="ce39">
            <text:p>31,4%</text:p>
          </table:table-cell>
          <table:table-cell office:value-type="float" office:value="47147" table:style-name="ce38">
            <text:p>47.147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6472570389273478" table:style-name="ce39">
            <text:p>66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274" table:style-name="ce38">
            <text:p>3.274</text:p>
          </table:table-cell>
          <table:table-cell office:value-type="string" table:style-name="ce39">
            <text:p>-</text:p>
          </table:table-cell>
          <table:table-cell office:value-type="float" office:value="8613" table:style-name="ce38">
            <text:p>8.613</text:p>
          </table:table-cell>
          <table:table-cell office:value-type="string" table:style-name="ce39">
            <text:p>-</text:p>
          </table:table-cell>
          <table:table-cell office:value-type="float" office:value="19619" table:style-name="ce38">
            <text:p>19.619</text:p>
          </table:table-cell>
          <table:table-cell office:value-type="string" table:style-name="ce39">
            <text:p>-</text:p>
          </table:table-cell>
          <table:table-cell office:value-type="float" office:value="27219" table:style-name="ce38">
            <text:p>27.219</text:p>
          </table:table-cell>
          <table:table-cell office:value-type="string" table:style-name="ce39">
            <text:p>-</text:p>
          </table:table-cell>
          <table:table-cell office:value-type="float" office:value="19913" table:style-name="ce38">
            <text:p>19.913</text:p>
          </table:table-cell>
          <table:table-cell office:value-type="string" table:style-name="ce39">
            <text:p>-</text:p>
          </table:table-cell>
          <table:table-cell office:value-type="float" office:value="715" table:style-name="ce38">
            <text:p>715</text:p>
          </table:table-cell>
          <table:table-cell office:value-type="string" table:style-name="ce39">
            <text:p>-</text:p>
          </table:table-cell>
          <table:table-cell office:value-type="float" office:value="79392" table:style-name="ce38">
            <text:p>79.392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44" table:style-name="ce41">
            <text:p>144</text:p>
          </table:table-cell>
          <table:table-cell office:value-type="string" table:style-name="ce42">
            <text:p>-</text:p>
          </table:table-cell>
          <table:table-cell office:value-type="float" office:value="434" table:style-name="ce41">
            <text:p>434</text:p>
          </table:table-cell>
          <table:table-cell office:value-type="string" table:style-name="ce42">
            <text:p>-</text:p>
          </table:table-cell>
          <table:table-cell office:value-type="float" office:value="792" table:style-name="ce41">
            <text:p>792</text:p>
          </table:table-cell>
          <table:table-cell office:value-type="string" table:style-name="ce42">
            <text:p>-</text:p>
          </table:table-cell>
          <table:table-cell office:value-type="float" office:value="825" table:style-name="ce41">
            <text:p>825</text:p>
          </table:table-cell>
          <table:table-cell office:value-type="string" table:style-name="ce42">
            <text:p>-</text:p>
          </table:table-cell>
          <table:table-cell office:value-type="float" office:value="722" table:style-name="ce41">
            <text:p>722</text:p>
          </table:table-cell>
          <table:table-cell office:value-type="string" table:style-name="ce42">
            <text:p>-</text:p>
          </table:table-cell>
          <table:table-cell office:value-type="float" office:value="61" table:style-name="ce41">
            <text:p>61</text:p>
          </table:table-cell>
          <table:table-cell office:value-type="string" table:style-name="ce42">
            <text:p>-</text:p>
          </table:table-cell>
          <table:table-cell office:value-type="float" office:value="3013" table:style-name="ce41">
            <text:p>3.013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8517" table:style-name="ce45">
            <text:p>2.888.517</text:p>
          </table:table-cell>
          <table:table-cell office:value-type="percentage" office:value="1" table:style-name="ce46">
            <text:p>100,0%</text:p>
          </table:table-cell>
          <table:table-cell office:value-type="float" office:value="3889770" table:style-name="ce45">
            <text:p>3.889.770</text:p>
          </table:table-cell>
          <table:table-cell office:value-type="percentage" office:value="0.9822539895379977" table:style-name="ce46">
            <text:p>98,2%</text:p>
          </table:table-cell>
          <table:table-cell office:value-type="float" office:value="5003900" table:style-name="ce45">
            <text:p>5.003.900</text:p>
          </table:table-cell>
          <table:table-cell office:value-type="percentage" office:value="0.93758911865236294" table:style-name="ce46">
            <text:p>93,8%</text:p>
          </table:table-cell>
          <table:table-cell office:value-type="float" office:value="6302917" table:style-name="ce45">
            <text:p>6.302.917</text:p>
          </table:table-cell>
          <table:table-cell office:value-type="percentage" office:value="0.89615281917209344" table:style-name="ce46">
            <text:p>89,6%</text:p>
          </table:table-cell>
          <table:table-cell office:value-type="float" office:value="6374670" table:style-name="ce45">
            <text:p>6.374.670</text:p>
          </table:table-cell>
          <table:table-cell office:value-type="percentage" office:value="0.80776513459584376" table:style-name="ce46">
            <text:p>80,8%</text:p>
          </table:table-cell>
          <table:table-cell office:value-type="float" office:value="3554532" table:style-name="ce45">
            <text:p>3.554.532</text:p>
          </table:table-cell>
          <table:table-cell office:value-type="percentage" office:value="0.57051397798826176" table:style-name="ce46">
            <text:p>57,1%</text:p>
          </table:table-cell>
          <table:table-cell office:value-type="float" office:value="1633357" table:style-name="ce45">
            <text:p>1.633.357</text:p>
          </table:table-cell>
          <table:table-cell office:value-type="percentage" office:value="0.3303288004789024" table:style-name="ce46">
            <text:p>33,0%</text:p>
          </table:table-cell>
          <table:table-cell office:value-type="float" office:value="320640" table:style-name="ce45">
            <text:p>320.640</text:p>
          </table:table-cell>
          <table:table-cell office:value-type="percentage" office:value="8.2454587487907224E-2" table:style-name="ce46">
            <text:p>8,2%</text:p>
          </table:table-cell>
          <table:table-cell office:value-type="float" office:value="29968303" table:style-name="ce45">
            <text:p>29.968.303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1150109424713448" table:style-name="ce46">
            <text:p>71,2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8-17T15:12:07Z</meta:creation-date>
    <dc:date>2021-08-17T15:12:35Z</dc:date>
  </office:meta>
</office:document-meta>
</file>